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9884250" table:style-name="ce7">
            <text:p>9.884.25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28900" table:style-name="ce7">
            <text:p>1.528.900</text:p>
          </table:table-cell>
          <table:table-cell office:value-type="float" office:value="333500" table:style-name="ce8">
            <text:p>333.500</text:p>
          </table:table-cell>
          <table:table-cell office:value-type="float" office:value="13766150" table:style-name="ce9">
            <text:p>13.766.150</text:p>
          </table:table-cell>
          <table:table-cell office:value-type="float" office:value="13357417" table:style-name="ce9">
            <text:p>13.357.417</text:p>
          </table:table-cell>
          <table:table-cell office:value-type="percentage" office:value="0.97030883725660411" table:style-name="ce10">
            <text:p>97,0%</text:p>
          </table:table-cell>
          <table:table-cell office:value-type="float" office:value="6862495" table:style-name="ce8">
            <text:p>6.862.495</text:p>
          </table:table-cell>
          <table:table-cell office:value-type="float" office:value="6760605" table:style-name="ce8">
            <text:p>6.760.605</text:p>
          </table:table-cell>
          <table:table-cell office:value-type="float" office:value="488859" table:style-name="ce8">
            <text:p>488.859</text:p>
          </table:table-cell>
          <table:table-cell office:value-type="date" office:date-value="2021-11-11T00:00:00" table:style-name="ce11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7037" table:style-name="ce7">
            <text:p>1.577.037</text:p>
          </table:table-cell>
          <table:table-cell office:value-type="float" office:value="293920" table:style-name="ce7">
            <text:p>293.920</text:p>
          </table:table-cell>
          <table:table-cell office:value-type="float" office:value="264060" table:style-name="ce7">
            <text:p>264.060</text:p>
          </table:table-cell>
          <table:table-cell office:value-type="float" office:value="63815" table:style-name="ce13">
            <text:p>63.815</text:p>
          </table:table-cell>
          <table:table-cell office:value-type="float" office:value="2198832" table:style-name="ce14">
            <text:p>2.198.832</text:p>
          </table:table-cell>
          <table:table-cell office:value-type="float" office:value="2072594" table:style-name="ce14">
            <text:p>2.072.594</text:p>
          </table:table-cell>
          <table:table-cell office:value-type="percentage" office:value="0.94258861068057953" table:style-name="ce15">
            <text:p>94,3%</text:p>
          </table:table-cell>
          <table:table-cell office:value-type="float" office:value="1068951" table:style-name="ce13">
            <text:p>1.068.951</text:p>
          </table:table-cell>
          <table:table-cell office:value-type="float" office:value="1050839" table:style-name="ce13">
            <text:p>1.050.839</text:p>
          </table:table-cell>
          <table:table-cell office:value-type="float" office:value="80659" table:style-name="ce13">
            <text:p>80.659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280885" table:style-name="ce7">
            <text:p>1.280.885</text:p>
          </table:table-cell>
          <table:table-cell office:value-type="float" office:value="162000" table:style-name="ce7">
            <text:p>162.00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706785" table:style-name="ce14">
            <text:p>1.706.785</text:p>
          </table:table-cell>
          <table:table-cell office:value-type="float" office:value="1743136" table:style-name="ce14">
            <text:p>1.743.136</text:p>
          </table:table-cell>
          <table:table-cell office:value-type="percentage" office:value="1.021297937350047" table:style-name="ce15">
            <text:p>102,1%</text:p>
          </table:table-cell>
          <table:table-cell office:value-type="float" office:value="874153" table:style-name="ce13">
            <text:p>874.153</text:p>
          </table:table-cell>
          <table:table-cell office:value-type="float" office:value="866208" table:style-name="ce13">
            <text:p>866.208</text:p>
          </table:table-cell>
          <table:table-cell office:value-type="float" office:value="77430" table:style-name="ce13">
            <text:p>77.430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56400" table:style-name="ce7">
            <text:p>256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38050" table:style-name="ce14">
            <text:p>1.938.050</text:p>
          </table:table-cell>
          <table:table-cell office:value-type="float" office:value="1645688" table:style-name="ce14">
            <text:p>1.645.688</text:p>
          </table:table-cell>
          <table:table-cell office:value-type="percentage" office:value="0.84914630685482828" table:style-name="ce15">
            <text:p>84,9%</text:p>
          </table:table-cell>
          <table:table-cell office:value-type="float" office:value="861343" table:style-name="ce13">
            <text:p>861.343</text:p>
          </table:table-cell>
          <table:table-cell office:value-type="float" office:value="845481" table:style-name="ce13">
            <text:p>845.481</text:p>
          </table:table-cell>
          <table:table-cell office:value-type="float" office:value="34829" table:style-name="ce13">
            <text:p>34.829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10165" table:style-name="ce14">
            <text:p>3.210.165</text:p>
          </table:table-cell>
          <table:table-cell office:value-type="percentage" office:value="0.89988646875788414" table:style-name="ce15">
            <text:p>90,0%</text:p>
          </table:table-cell>
          <table:table-cell office:value-type="float" office:value="1683654" table:style-name="ce13">
            <text:p>1.683.654</text:p>
          </table:table-cell>
          <table:table-cell office:value-type="float" office:value="1644845" table:style-name="ce13">
            <text:p>1.644.845</text:p>
          </table:table-cell>
          <table:table-cell office:value-type="float" office:value="55216" table:style-name="ce13">
            <text:p>55.216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747195" table:style-name="ce7">
            <text:p>747.19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09495" table:style-name="ce14">
            <text:p>1.009.495</text:p>
          </table:table-cell>
          <table:table-cell office:value-type="float" office:value="951797" table:style-name="ce14">
            <text:p>951.797</text:p>
          </table:table-cell>
          <table:table-cell office:value-type="percentage" office:value="0.94284468967156843" table:style-name="ce15">
            <text:p>94,3%</text:p>
          </table:table-cell>
          <table:table-cell office:value-type="float" office:value="483432" table:style-name="ce13">
            <text:p>483.432</text:p>
          </table:table-cell>
          <table:table-cell office:value-type="float" office:value="478138" table:style-name="ce13">
            <text:p>478.138</text:p>
          </table:table-cell>
          <table:table-cell office:value-type="float" office:value="35049" table:style-name="ce13">
            <text:p>35.049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274545" table:style-name="ce7">
            <text:p>3.274.545</text:p>
          </table:table-cell>
          <table:table-cell office:value-type="float" office:value="411830" table:style-name="ce7">
            <text:p>411.830</text:p>
          </table:table-cell>
          <table:table-cell office:value-type="float" office:value="473110" table:style-name="ce7">
            <text:p>473.110</text:p>
          </table:table-cell>
          <table:table-cell office:value-type="float" office:value="101025" table:style-name="ce13">
            <text:p>101.025</text:p>
          </table:table-cell>
          <table:table-cell office:value-type="float" office:value="4260510" table:style-name="ce14">
            <text:p>4.260.510</text:p>
          </table:table-cell>
          <table:table-cell office:value-type="float" office:value="3848671" table:style-name="ce14">
            <text:p>3.848.671</text:p>
          </table:table-cell>
          <table:table-cell office:value-type="percentage" office:value="0.90333575088428386" table:style-name="ce15">
            <text:p>90,3%</text:p>
          </table:table-cell>
          <table:table-cell office:value-type="float" office:value="2006221" table:style-name="ce13">
            <text:p>2.006.221</text:p>
          </table:table-cell>
          <table:table-cell office:value-type="float" office:value="1967987" table:style-name="ce13">
            <text:p>1.967.987</text:p>
          </table:table-cell>
          <table:table-cell office:value-type="float" office:value="105839" table:style-name="ce13">
            <text:p>105.839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360925" table:style-name="ce7">
            <text:p>2.360.925</text:p>
          </table:table-cell>
          <table:table-cell office:value-type="float" office:value="446270" table:style-name="ce7">
            <text:p>446.270</text:p>
          </table:table-cell>
          <table:table-cell office:value-type="float" office:value="394800" table:style-name="ce7">
            <text:p>394.800</text:p>
          </table:table-cell>
          <table:table-cell office:value-type="float" office:value="93735" table:style-name="ce13">
            <text:p>93.735</text:p>
          </table:table-cell>
          <table:table-cell office:value-type="float" office:value="3295730" table:style-name="ce14">
            <text:p>3.295.730</text:p>
          </table:table-cell>
          <table:table-cell office:value-type="float" office:value="3135453" table:style-name="ce14">
            <text:p>3.135.453</text:p>
          </table:table-cell>
          <table:table-cell office:value-type="percentage" office:value="0.95136828563019427" table:style-name="ce15">
            <text:p>95,1%</text:p>
          </table:table-cell>
          <table:table-cell office:value-type="float" office:value="1622597" table:style-name="ce13">
            <text:p>1.622.597</text:p>
          </table:table-cell>
          <table:table-cell office:value-type="float" office:value="1565884" table:style-name="ce13">
            <text:p>1.565.884</text:p>
          </table:table-cell>
          <table:table-cell office:value-type="float" office:value="120765" table:style-name="ce13">
            <text:p>120.765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368460" table:style-name="ce7">
            <text:p>8.368.46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863410" table:style-name="ce14">
            <text:p>11.863.410</text:p>
          </table:table-cell>
          <table:table-cell office:value-type="float" office:value="11446058" table:style-name="ce14">
            <text:p>11.446.058</text:p>
          </table:table-cell>
          <table:table-cell office:value-type="percentage" office:value="0.96482023296842978" table:style-name="ce15">
            <text:p>96,5%</text:p>
          </table:table-cell>
          <table:table-cell office:value-type="float" office:value="5997630" table:style-name="ce13">
            <text:p>5.997.630</text:p>
          </table:table-cell>
          <table:table-cell office:value-type="float" office:value="5873939" table:style-name="ce13">
            <text:p>5.873.939</text:p>
          </table:table-cell>
          <table:table-cell office:value-type="float" office:value="300558" table:style-name="ce13">
            <text:p>300.558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5797540" table:style-name="ce7">
            <text:p>5.797.54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450" table:style-name="ce13">
            <text:p>213.450</text:p>
          </table:table-cell>
          <table:table-cell office:value-type="float" office:value="8088540" table:style-name="ce14">
            <text:p>8.088.540</text:p>
          </table:table-cell>
          <table:table-cell office:value-type="float" office:value="7940225" table:style-name="ce14">
            <text:p>7.940.225</text:p>
          </table:table-cell>
          <table:table-cell office:value-type="percentage" office:value="0.98166356351084372" table:style-name="ce15">
            <text:p>98,2%</text:p>
          </table:table-cell>
          <table:table-cell office:value-type="float" office:value="4083552" table:style-name="ce13">
            <text:p>4.083.552</text:p>
          </table:table-cell>
          <table:table-cell office:value-type="float" office:value="4020064" table:style-name="ce13">
            <text:p>4.020.064</text:p>
          </table:table-cell>
          <table:table-cell office:value-type="float" office:value="296642" table:style-name="ce13">
            <text:p>296.642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8200" table:style-name="ce7">
            <text:p>218.200</text:p>
          </table:table-cell>
          <table:table-cell office:value-type="float" office:value="186000" table:style-name="ce7">
            <text:p>186.000</text:p>
          </table:table-cell>
          <table:table-cell office:value-type="float" office:value="51750" table:style-name="ce13">
            <text:p>51.750</text:p>
          </table:table-cell>
          <table:table-cell office:value-type="float" office:value="1833705" table:style-name="ce14">
            <text:p>1.833.705</text:p>
          </table:table-cell>
          <table:table-cell office:value-type="float" office:value="1803611" table:style-name="ce14">
            <text:p>1.803.611</text:p>
          </table:table-cell>
          <table:table-cell office:value-type="percentage" office:value="0.98358841798435404" table:style-name="ce15">
            <text:p>98,4%</text:p>
          </table:table-cell>
          <table:table-cell office:value-type="float" office:value="899698" table:style-name="ce13">
            <text:p>899.698</text:p>
          </table:table-cell>
          <table:table-cell office:value-type="float" office:value="885910" table:style-name="ce13">
            <text:p>885.910</text:p>
          </table:table-cell>
          <table:table-cell office:value-type="float" office:value="109443" table:style-name="ce13">
            <text:p>109.443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356269" table:style-name="ce7">
            <text:p>3.356.269</text:p>
          </table:table-cell>
          <table:table-cell office:value-type="float" office:value="527400" table:style-name="ce7">
            <text:p>52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4579769" table:style-name="ce14">
            <text:p>4.579.769</text:p>
          </table:table-cell>
          <table:table-cell office:value-type="float" office:value="4558822" table:style-name="ce14">
            <text:p>4.558.822</text:p>
          </table:table-cell>
          <table:table-cell office:value-type="percentage" office:value="0.99542618852610254" table:style-name="ce15">
            <text:p>99,5%</text:p>
          </table:table-cell>
          <table:table-cell office:value-type="float" office:value="2311880" table:style-name="ce13">
            <text:p>2.311.880</text:p>
          </table:table-cell>
          <table:table-cell office:value-type="float" office:value="2291788" table:style-name="ce13">
            <text:p>2.291.788</text:p>
          </table:table-cell>
          <table:table-cell office:value-type="float" office:value="166492" table:style-name="ce13">
            <text:p>166.492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557335" table:style-name="ce14">
            <text:p>557.335</text:p>
          </table:table-cell>
          <table:table-cell office:value-type="float" office:value="496151" table:style-name="ce14">
            <text:p>496.151</text:p>
          </table:table-cell>
          <table:table-cell office:value-type="percentage" office:value="0.89022042398198575" table:style-name="ce15">
            <text:p>89,0%</text:p>
          </table:table-cell>
          <table:table-cell office:value-type="float" office:value="260885" table:style-name="ce13">
            <text:p>260.885</text:p>
          </table:table-cell>
          <table:table-cell office:value-type="float" office:value="255969" table:style-name="ce13">
            <text:p>255.969</text:p>
          </table:table-cell>
          <table:table-cell office:value-type="float" office:value="15078" table:style-name="ce13">
            <text:p>15.078</text:p>
          </table:table-cell>
          <table:table-cell office:value-type="date" office:date-value="2021-11-10T00:00:00" table:style-name="ce16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7000" table:style-name="ce7">
            <text:p>1.227.0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31935" table:style-name="ce14">
            <text:p>10.831.935</text:p>
          </table:table-cell>
          <table:table-cell office:value-type="float" office:value="10173245" table:style-name="ce14">
            <text:p>10.173.245</text:p>
          </table:table-cell>
          <table:table-cell office:value-type="percentage" office:value="0.93918999698576477" table:style-name="ce15">
            <text:p>93,9%</text:p>
          </table:table-cell>
          <table:table-cell office:value-type="float" office:value="5364692" table:style-name="ce13">
            <text:p>5.364.692</text:p>
          </table:table-cell>
          <table:table-cell office:value-type="float" office:value="5255846" table:style-name="ce13">
            <text:p>5.255.846</text:p>
          </table:table-cell>
          <table:table-cell office:value-type="float" office:value="280764" table:style-name="ce13">
            <text:p>280.764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398000" table:style-name="ce7">
            <text:p>3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407175" table:style-name="ce14">
            <text:p>2.407.175</text:p>
          </table:table-cell>
          <table:table-cell office:value-type="float" office:value="2310736" table:style-name="ce14">
            <text:p>2.310.736</text:p>
          </table:table-cell>
          <table:table-cell office:value-type="percentage" office:value="0.95993685544258311" table:style-name="ce15">
            <text:p>96,0%</text:p>
          </table:table-cell>
          <table:table-cell office:value-type="float" office:value="1195878" table:style-name="ce13">
            <text:p>1.195.878</text:p>
          </table:table-cell>
          <table:table-cell office:value-type="float" office:value="1165641" table:style-name="ce13">
            <text:p>1.165.641</text:p>
          </table:table-cell>
          <table:table-cell office:value-type="float" office:value="76532" table:style-name="ce13">
            <text:p>76.532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28853" table:style-name="ce14">
            <text:p>1.028.853</text:p>
          </table:table-cell>
          <table:table-cell office:value-type="percentage" office:value="0.95773629166259411" table:style-name="ce15">
            <text:p>95,8%</text:p>
          </table:table-cell>
          <table:table-cell office:value-type="float" office:value="528674" table:style-name="ce13">
            <text:p>528.674</text:p>
          </table:table-cell>
          <table:table-cell office:value-type="float" office:value="522681" table:style-name="ce13">
            <text:p>522.681</text:p>
          </table:table-cell>
          <table:table-cell office:value-type="float" office:value="46805" table:style-name="ce13">
            <text:p>46.805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647530" table:style-name="ce7">
            <text:p>2.647.53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719130" table:style-name="ce14">
            <text:p>3.719.130</text:p>
          </table:table-cell>
          <table:table-cell office:value-type="float" office:value="3492004" table:style-name="ce14">
            <text:p>3.492.004</text:p>
          </table:table-cell>
          <table:table-cell office:value-type="percentage" office:value="0.93893034123571906" table:style-name="ce15">
            <text:p>93,9%</text:p>
          </table:table-cell>
          <table:table-cell office:value-type="float" office:value="1817129" table:style-name="ce13">
            <text:p>1.817.129</text:p>
          </table:table-cell>
          <table:table-cell office:value-type="float" office:value="1786682" table:style-name="ce13">
            <text:p>1.786.682</text:p>
          </table:table-cell>
          <table:table-cell office:value-type="float" office:value="126965" table:style-name="ce13">
            <text:p>126.965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400" table:style-name="ce7">
            <text:p>22.40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355" table:style-name="ce14">
            <text:p>142.355</text:p>
          </table:table-cell>
          <table:table-cell office:value-type="float" office:value="119045" table:style-name="ce14">
            <text:p>119.045</text:p>
          </table:table-cell>
          <table:table-cell office:value-type="percentage" office:value="0.83625443433669344" table:style-name="ce15">
            <text:p>83,6%</text:p>
          </table:table-cell>
          <table:table-cell office:value-type="float" office:value="62967" table:style-name="ce13">
            <text:p>62.967</text:p>
          </table:table-cell>
          <table:table-cell office:value-type="float" office:value="60400" table:style-name="ce13">
            <text:p>60.400</text:p>
          </table:table-cell>
          <table:table-cell office:value-type="float" office:value="3886" table:style-name="ce13">
            <text:p>3.886</text:p>
          </table:table-cell>
          <table:table-cell office:value-type="date" office:date-value="2021-11-11T00:00:00" table:style-name="ce16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5218" table:style-name="ce14">
            <text:p>105.218</text:p>
          </table:table-cell>
          <table:table-cell office:value-type="percentage" office:value="0.74569808646350111" table:style-name="ce15">
            <text:p>74,6%</text:p>
          </table:table-cell>
          <table:table-cell office:value-type="float" office:value="58060" table:style-name="ce13">
            <text:p>58.060</text:p>
          </table:table-cell>
          <table:table-cell office:value-type="float" office:value="55475" table:style-name="ce13">
            <text:p>55.475</text:p>
          </table:table-cell>
          <table:table-cell office:value-type="float" office:value="2152" table:style-name="ce13">
            <text:p>2.152</text:p>
          </table:table-cell>
          <table:table-cell office:value-type="date" office:date-value="2021-11-10T00:00:00" table:style-name="ce17">
            <text:p>10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350" table:style-name="ce14">
            <text:p>177.350</text:p>
          </table:table-cell>
          <table:table-cell office:value-type="percentage" office:value="0.83561850375521818" table:style-name="ce15">
            <text:p>83,6%</text:p>
          </table:table-cell>
          <table:table-cell office:value-type="float" office:value="95137" table:style-name="ce13">
            <text:p>95.137</text:p>
          </table:table-cell>
          <table:table-cell office:value-type="float" office:value="88954" table:style-name="ce13">
            <text:p>88.954</text:p>
          </table:table-cell>
          <table:table-cell office:value-type="float" office:value="0" table:style-name="ce13">
            <text:p>0</text:p>
          </table:table-cell>
          <table:table-cell office:value-type="date" office:date-value="2021-11-09T00:00:00" table:style-name="ce17">
            <text:p>09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4910" table:style-name="ce7">
            <text:p>4.910</text:p>
          </table:table-cell>
          <table:table-cell office:value-type="float" office:value="0" table:style-name="ce7">
            <text:p>0</text:p>
          </table:table-cell>
          <table:table-cell office:value-type="float" office:value="4440" table:style-name="ce13">
            <text:p>4.440</text:p>
          </table:table-cell>
          <table:table-cell office:value-type="float" office:value="9350" table:style-name="ce14">
            <text:p>9.350</text:p>
          </table:table-cell>
          <table:table-cell office:value-type="float" office:value="7387" table:style-name="ce14">
            <text:p>7.387</text:p>
          </table:table-cell>
          <table:table-cell office:value-type="percentage" office:value="0.79005347593582886" table:style-name="ce15">
            <text:p>79,0%</text:p>
          </table:table-cell>
          <table:table-cell office:value-type="float" office:value="5597" table:style-name="ce13">
            <text:p>5.597</text:p>
          </table:table-cell>
          <table:table-cell office:value-type="float" office:value="5407" table:style-name="ce13">
            <text:p>5.407</text:p>
          </table:table-cell>
          <table:table-cell office:value-type="float" office:value="0" table:style-name="ce13">
            <text:p>0</text:p>
          </table:table-cell>
          <table:table-cell office:value-type="date" office:date-value="2021-11-11T00:00:00" table:style-name="ce17">
            <text:p>11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5146519" table:style-name="ce19">
            <text:p>55.146.519</text:p>
          </table:table-cell>
          <table:table-cell office:value-type="float" office:value="10790480" table:style-name="ce20">
            <text:p>10.790.480</text:p>
          </table:table-cell>
          <table:table-cell office:value-type="float" office:value="9107850" table:style-name="ce21">
            <text:p>9.107.850</text:p>
          </table:table-cell>
          <table:table-cell office:value-type="float" office:value="2158300" table:style-name="ce22">
            <text:p>2.158.300</text:p>
          </table:table-cell>
          <table:table-cell office:value-type="float" office:value="77203149" table:style-name="ce23">
            <text:p>77.203.149</text:p>
          </table:table-cell>
          <table:table-cell office:value-type="float" office:value="73623626" table:style-name="ce23">
            <text:p>73.623.626</text:p>
          </table:table-cell>
          <table:table-cell office:value-type="percentage" office:value="0.95363501299668485" table:style-name="ce24">
            <text:p>95,4%</text:p>
          </table:table-cell>
          <table:table-cell office:value-type="float" office:value="38144625" table:style-name="ce23">
            <text:p>38.144.625</text:p>
          </table:table-cell>
          <table:table-cell office:value-type="float" office:value="37448743" table:style-name="ce23">
            <text:p>37.448.743</text:p>
          </table:table-cell>
          <table:table-cell office:value-type="float" office:value="2423963" table:style-name="ce23">
            <text:p>2.423.963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62495" table:style-name="ce31">
            <text:p>6.862.495</text:p>
          </table:table-cell>
          <table:table-cell office:value-type="percentage" office:value="0.92089613827206884" table:style-name="ce32">
            <text:p>92,1%</text:p>
          </table:table-cell>
          <table:table-cell office:value-type="float" office:value="6760605" table:style-name="ce31">
            <text:p>6.760.605</text:p>
          </table:table-cell>
          <table:table-cell office:value-type="percentage" office:value="0.90722325289604433" table:style-name="ce32">
            <text:p>90,7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68951" table:style-name="ce31">
            <text:p>1.068.951</text:p>
          </table:table-cell>
          <table:table-cell office:value-type="percentage" office:value="0.90196635992216911" table:style-name="ce32">
            <text:p>90,2%</text:p>
          </table:table-cell>
          <table:table-cell office:value-type="float" office:value="1050839" table:style-name="ce31">
            <text:p>1.050.839</text:p>
          </table:table-cell>
          <table:table-cell office:value-type="percentage" office:value="0.88668369990228957" table:style-name="ce32">
            <text:p>88,7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153" table:style-name="ce31">
            <text:p>874.153</text:p>
          </table:table-cell>
          <table:table-cell office:value-type="percentage" office:value="0.93599713896268122" table:style-name="ce32">
            <text:p>93,6%</text:p>
          </table:table-cell>
          <table:table-cell office:value-type="float" office:value="866208" table:style-name="ce31">
            <text:p>866.208</text:p>
          </table:table-cell>
          <table:table-cell office:value-type="percentage" office:value="0.92749005007886054" table:style-name="ce32">
            <text:p>92,7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1343" table:style-name="ce31">
            <text:p>861.343</text:p>
          </table:table-cell>
          <table:table-cell office:value-type="percentage" office:value="0.83232241437788623" table:style-name="ce32">
            <text:p>83,2%</text:p>
          </table:table-cell>
          <table:table-cell office:value-type="float" office:value="845481" table:style-name="ce31">
            <text:p>845.481</text:p>
          </table:table-cell>
          <table:table-cell office:value-type="percentage" office:value="0.81699484088293473" table:style-name="ce32">
            <text:p>81,7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3654" table:style-name="ce31">
            <text:p>1.683.654</text:p>
          </table:table-cell>
          <table:table-cell office:value-type="percentage" office:value="0.85866805659397771" table:style-name="ce32">
            <text:p>85,9%</text:p>
          </table:table-cell>
          <table:table-cell office:value-type="float" office:value="1644845" table:style-name="ce31">
            <text:p>1.644.845</text:p>
          </table:table-cell>
          <table:table-cell office:value-type="percentage" office:value="0.83887536248440664" table:style-name="ce32">
            <text:p>83,9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3432" table:style-name="ce31">
            <text:p>483.432</text:p>
          </table:table-cell>
          <table:table-cell office:value-type="percentage" office:value="0.92235660441076306" table:style-name="ce32">
            <text:p>92,2%</text:p>
          </table:table-cell>
          <table:table-cell office:value-type="float" office:value="478138" table:style-name="ce31">
            <text:p>478.138</text:p>
          </table:table-cell>
          <table:table-cell office:value-type="percentage" office:value="0.91225599902313748" table:style-name="ce32">
            <text:p>91,2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06221" table:style-name="ce31">
            <text:p>2.006.221</text:p>
          </table:table-cell>
          <table:table-cell office:value-type="percentage" office:value="0.92186937823865145" table:style-name="ce32">
            <text:p>92,2%</text:p>
          </table:table-cell>
          <table:table-cell office:value-type="float" office:value="1967987" table:style-name="ce31">
            <text:p>1.967.987</text:p>
          </table:table-cell>
          <table:table-cell office:value-type="percentage" office:value="0.90430064886757189" table:style-name="ce32">
            <text:p>90,4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2597" table:style-name="ce31">
            <text:p>1.622.597</text:p>
          </table:table-cell>
          <table:table-cell office:value-type="percentage" office:value="0.89706510008934182" table:style-name="ce32">
            <text:p>89,7%</text:p>
          </table:table-cell>
          <table:table-cell office:value-type="float" office:value="1565884" table:style-name="ce31">
            <text:p>1.565.884</text:p>
          </table:table-cell>
          <table:table-cell office:value-type="percentage" office:value="0.86571088642977823" table:style-name="ce32">
            <text:p>86,6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5997630" table:style-name="ce31">
            <text:p>5.997.630</text:p>
          </table:table-cell>
          <table:table-cell office:value-type="percentage" office:value="0.87322592292774404" table:style-name="ce32">
            <text:p>87,3%</text:p>
          </table:table-cell>
          <table:table-cell office:value-type="float" office:value="5873939" table:style-name="ce31">
            <text:p>5.873.939</text:p>
          </table:table-cell>
          <table:table-cell office:value-type="percentage" office:value="0.85521711150842417" table:style-name="ce32">
            <text:p>85,5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83552" table:style-name="ce31">
            <text:p>4.083.552</text:p>
          </table:table-cell>
          <table:table-cell office:value-type="percentage" office:value="0.90978930630757682" table:style-name="ce32">
            <text:p>91,0%</text:p>
          </table:table-cell>
          <table:table-cell office:value-type="float" office:value="4020064" table:style-name="ce31">
            <text:p>4.020.064</text:p>
          </table:table-cell>
          <table:table-cell office:value-type="percentage" office:value="0.89564458536883151" table:style-name="ce32">
            <text:p>89,6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899698" table:style-name="ce31">
            <text:p>899.698</text:p>
          </table:table-cell>
          <table:table-cell office:value-type="percentage" office:value="0.94363654861307045" table:style-name="ce32">
            <text:p>94,4%</text:p>
          </table:table-cell>
          <table:table-cell office:value-type="float" office:value="885910" table:style-name="ce31">
            <text:p>885.910</text:p>
          </table:table-cell>
          <table:table-cell office:value-type="percentage" office:value="0.92917518409711386" table:style-name="ce32">
            <text:p>92,9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1880" table:style-name="ce31">
            <text:p>2.311.880</text:p>
          </table:table-cell>
          <table:table-cell office:value-type="percentage" office:value="0.94189563075448857" table:style-name="ce32">
            <text:p>94,2%</text:p>
          </table:table-cell>
          <table:table-cell office:value-type="float" office:value="2291788" table:style-name="ce31">
            <text:p>2.291.788</text:p>
          </table:table-cell>
          <table:table-cell office:value-type="percentage" office:value="0.93370983953127662" table:style-name="ce32">
            <text:p>93,4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0885" table:style-name="ce31">
            <text:p>260.885</text:p>
          </table:table-cell>
          <table:table-cell office:value-type="percentage" office:value="0.91870620135929848" table:style-name="ce32">
            <text:p>91,9%</text:p>
          </table:table-cell>
          <table:table-cell office:value-type="float" office:value="255969" table:style-name="ce31">
            <text:p>255.969</text:p>
          </table:table-cell>
          <table:table-cell office:value-type="percentage" office:value="0.9013945135049477" table:style-name="ce32">
            <text:p>90,1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64692" table:style-name="ce31">
            <text:p>5.364.692</text:p>
          </table:table-cell>
          <table:table-cell office:value-type="percentage" office:value="0.89741527888299932" table:style-name="ce32">
            <text:p>89,7%</text:p>
          </table:table-cell>
          <table:table-cell office:value-type="float" office:value="5255846" table:style-name="ce31">
            <text:p>5.255.846</text:p>
          </table:table-cell>
          <table:table-cell office:value-type="percentage" office:value="0.87920732520265765" table:style-name="ce32">
            <text:p>87,9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5878" table:style-name="ce31">
            <text:p>1.195.878</text:p>
          </table:table-cell>
          <table:table-cell office:value-type="percentage" office:value="0.91278850990392613" table:style-name="ce32">
            <text:p>91,3%</text:p>
          </table:table-cell>
          <table:table-cell office:value-type="float" office:value="1165641" table:style-name="ce31">
            <text:p>1.165.641</text:p>
          </table:table-cell>
          <table:table-cell office:value-type="percentage" office:value="0.88970924414774943" table:style-name="ce32">
            <text:p>89,0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28674" table:style-name="ce31">
            <text:p>528.674</text:p>
          </table:table-cell>
          <table:table-cell office:value-type="percentage" office:value="0.90938395538690708" table:style-name="ce32">
            <text:p>90,9%</text:p>
          </table:table-cell>
          <table:table-cell office:value-type="float" office:value="522681" table:style-name="ce31">
            <text:p>522.681</text:p>
          </table:table-cell>
          <table:table-cell office:value-type="percentage" office:value="0.89907526223265" table:style-name="ce32">
            <text:p>89,9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17129" table:style-name="ce31">
            <text:p>1.817.129</text:p>
          </table:table-cell>
          <table:table-cell office:value-type="percentage" office:value="0.91591794723941167" table:style-name="ce32">
            <text:p>91,6%</text:p>
          </table:table-cell>
          <table:table-cell office:value-type="float" office:value="1786682" table:style-name="ce31">
            <text:p>1.786.682</text:p>
          </table:table-cell>
          <table:table-cell office:value-type="percentage" office:value="0.90057123616958756" table:style-name="ce32">
            <text:p>90,1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2967" table:style-name="ce31">
            <text:p>62.967</text:p>
          </table:table-cell>
          <table:table-cell office:value-type="percentage" office:value="0.8872965546396111" table:style-name="ce32">
            <text:p>88,7%</text:p>
          </table:table-cell>
          <table:table-cell office:value-type="float" office:value="60400" table:style-name="ce31">
            <text:p>60.400</text:p>
          </table:table-cell>
          <table:table-cell office:value-type="percentage" office:value="0.85112379341929123" table:style-name="ce32">
            <text:p>85,1%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060" table:style-name="ce31">
            <text:p>58.060</text:p>
          </table:table-cell>
          <table:table-cell office:value-type="percentage" office:value="0.81858812581950458" table:style-name="ce32">
            <text:p>81,9%</text:p>
          </table:table-cell>
          <table:table-cell office:value-type="float" office:value="55475" table:style-name="ce31">
            <text:p>55.475</text:p>
          </table:table-cell>
          <table:table-cell office:value-type="percentage" office:value="0.78214220254627997" table:style-name="ce32">
            <text:p>78,2%</text:p>
          </table:table-cell>
          <table:table-cell office:value-type="date" office:date-value="2021-11-10T00:00:00" table:style-name="ce33">
            <text:p>10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137" table:style-name="ce31">
            <text:p>95.137</text:p>
          </table:table-cell>
          <table:table-cell office:value-type="string" table:style-name="ce32">
            <text:p>-</text:p>
          </table:table-cell>
          <table:table-cell office:value-type="float" office:value="88954" table:style-name="ce31">
            <text:p>88.954</text:p>
          </table:table-cell>
          <table:table-cell office:value-type="string" table:style-name="ce32">
            <text:p>-</text:p>
          </table:table-cell>
          <table:table-cell office:value-type="date" office:date-value="2021-11-09T00:00:00" table:style-name="ce33">
            <text:p>09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597" table:style-name="ce31">
            <text:p>5.597</text:p>
          </table:table-cell>
          <table:table-cell office:value-type="string" table:style-name="ce32">
            <text:p>-</text:p>
          </table:table-cell>
          <table:table-cell office:value-type="float" office:value="5407" table:style-name="ce31">
            <text:p>5.407</text:p>
          </table:table-cell>
          <table:table-cell office:value-type="string" table:style-name="ce32">
            <text:p>-</text:p>
          </table:table-cell>
          <table:table-cell office:value-type="date" office:date-value="2021-11-11T00:00:00" table:style-name="ce33">
            <text:p>11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144625" table:style-name="ce34">
            <text:p>38.144.625</text:p>
          </table:table-cell>
          <table:table-cell office:value-type="percentage" office:value="0.90562159716373003" table:style-name="ce24">
            <text:p>90,6%</text:p>
          </table:table-cell>
          <table:table-cell office:value-type="float" office:value="37448743" table:style-name="ce34">
            <text:p>37.448.743</text:p>
          </table:table-cell>
          <table:table-cell office:value-type="percentage" office:value="0.88910011430008962" table:style-name="ce24">
            <text:p>88,9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020" table:style-name="ce43">
            <text:p>434.020</text:p>
          </table:table-cell>
          <table:table-cell office:value-type="percentage" office:value="1" table:style-name="ce44">
            <text:p>100,0%</text:p>
          </table:table-cell>
          <table:table-cell office:value-type="float" office:value="653948" table:style-name="ce43">
            <text:p>653.948</text:p>
          </table:table-cell>
          <table:table-cell office:value-type="percentage" office:value="1" table:style-name="ce44">
            <text:p>100,0%</text:p>
          </table:table-cell>
          <table:table-cell office:value-type="float" office:value="929993" table:style-name="ce43">
            <text:p>929.993</text:p>
          </table:table-cell>
          <table:table-cell office:value-type="percentage" office:value="1" table:style-name="ce44">
            <text:p>100,0%</text:p>
          </table:table-cell>
          <table:table-cell office:value-type="float" office:value="1216982" table:style-name="ce43">
            <text:p>1.216.982</text:p>
          </table:table-cell>
          <table:table-cell office:value-type="percentage" office:value="0.96202513634161013" table:style-name="ce44">
            <text:p>96,2%</text:p>
          </table:table-cell>
          <table:table-cell office:value-type="float" office:value="1252920" table:style-name="ce43">
            <text:p>1.252.920</text:p>
          </table:table-cell>
          <table:table-cell office:value-type="percentage" office:value="0.90456092422717549" table:style-name="ce44">
            <text:p>90,5%</text:p>
          </table:table-cell>
          <table:table-cell office:value-type="float" office:value="932931" table:style-name="ce43">
            <text:p>932.931</text:p>
          </table:table-cell>
          <table:table-cell office:value-type="percentage" office:value="0.81820478031813237" table:style-name="ce44">
            <text:p>81,8%</text:p>
          </table:table-cell>
          <table:table-cell office:value-type="float" office:value="770301" table:style-name="ce43">
            <text:p>770.301</text:p>
          </table:table-cell>
          <table:table-cell office:value-type="percentage" office:value="0.82946508562764898" table:style-name="ce44">
            <text:p>82,9%</text:p>
          </table:table-cell>
          <table:table-cell office:value-type="float" office:value="671400" table:style-name="ce43">
            <text:p>671.400</text:p>
          </table:table-cell>
          <table:table-cell office:value-type="percentage" office:value="0.89174360179942547" table:style-name="ce44">
            <text:p>89,2%</text:p>
          </table:table-cell>
          <table:table-cell office:value-type="float" office:value="6862495" table:style-name="ce43">
            <text:p>6.862.49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089613827206884" table:style-name="ce44">
            <text:p>92,1%</text:p>
          </table:table-cell>
          <table:table-cell office:value-type="percentage" office:value="0.81074690253107984" table:style-name="ce44">
            <text:p>81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352" table:style-name="ce46">
            <text:p>101.352</text:p>
          </table:table-cell>
          <table:table-cell office:value-type="percentage" office:value="1" table:style-name="ce47">
            <text:p>100,0%</text:p>
          </table:table-cell>
          <table:table-cell office:value-type="float" office:value="119339" table:style-name="ce46">
            <text:p>119.339</text:p>
          </table:table-cell>
          <table:table-cell office:value-type="percentage" office:value="1" table:style-name="ce47">
            <text:p>100,0%</text:p>
          </table:table-cell>
          <table:table-cell office:value-type="float" office:value="154658" table:style-name="ce46">
            <text:p>154.658</text:p>
          </table:table-cell>
          <table:table-cell office:value-type="percentage" office:value="0.98907058394674063" table:style-name="ce47">
            <text:p>98,9%</text:p>
          </table:table-cell>
          <table:table-cell office:value-type="float" office:value="186203" table:style-name="ce46">
            <text:p>186.203</text:p>
          </table:table-cell>
          <table:table-cell office:value-type="percentage" office:value="0.93915749548586247" table:style-name="ce47">
            <text:p>93,9%</text:p>
          </table:table-cell>
          <table:table-cell office:value-type="float" office:value="188216" table:style-name="ce46">
            <text:p>188.216</text:p>
          </table:table-cell>
          <table:table-cell office:value-type="percentage" office:value="0.87565540631702354" table:style-name="ce47">
            <text:p>87,6%</text:p>
          </table:table-cell>
          <table:table-cell office:value-type="float" office:value="126187" table:style-name="ce46">
            <text:p>126.187</text:p>
          </table:table-cell>
          <table:table-cell office:value-type="percentage" office:value="0.7680934467940056" table:style-name="ce47">
            <text:p>76,8%</text:p>
          </table:table-cell>
          <table:table-cell office:value-type="float" office:value="104447" table:style-name="ce46">
            <text:p>104.447</text:p>
          </table:table-cell>
          <table:table-cell office:value-type="percentage" office:value="0.80096778398938662" table:style-name="ce47">
            <text:p>80,1%</text:p>
          </table:table-cell>
          <table:table-cell office:value-type="float" office:value="88549" table:style-name="ce46">
            <text:p>88.549</text:p>
          </table:table-cell>
          <table:table-cell office:value-type="percentage" office:value="0.85879021229960528" table:style-name="ce47">
            <text:p>85,9%</text:p>
          </table:table-cell>
          <table:table-cell office:value-type="float" office:value="1068951" table:style-name="ce46">
            <text:p>1.068.951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196635992216911" table:style-name="ce47">
            <text:p>90,2%</text:p>
          </table:table-cell>
          <table:table-cell office:value-type="percentage" office:value="0.80409074531119884" table:style-name="ce47">
            <text:p>80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74" table:style-name="ce46">
            <text:p>88.974</text:p>
          </table:table-cell>
          <table:table-cell office:value-type="percentage" office:value="1" table:style-name="ce47">
            <text:p>100,0%</text:p>
          </table:table-cell>
          <table:table-cell office:value-type="float" office:value="114380" table:style-name="ce46">
            <text:p>114.38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50" table:style-name="ce46">
            <text:p>148.250</text:p>
          </table:table-cell>
          <table:table-cell office:value-type="percentage" office:value="0.9906315986421832" table:style-name="ce47">
            <text:p>99,1%</text:p>
          </table:table-cell>
          <table:table-cell office:value-type="float" office:value="153249" table:style-name="ce46">
            <text:p>153.249</text:p>
          </table:table-cell>
          <table:table-cell office:value-type="percentage" office:value="0.94223001014479391" table:style-name="ce47">
            <text:p>94,2%</text:p>
          </table:table-cell>
          <table:table-cell office:value-type="float" office:value="150763" table:style-name="ce46">
            <text:p>150.763</text:p>
          </table:table-cell>
          <table:table-cell office:value-type="percentage" office:value="0.90281029743761709" table:style-name="ce47">
            <text:p>90,3%</text:p>
          </table:table-cell>
          <table:table-cell office:value-type="float" office:value="91108" table:style-name="ce46">
            <text:p>91.108</text:p>
          </table:table-cell>
          <table:table-cell office:value-type="percentage" office:value="0.79604372176739391" table:style-name="ce47">
            <text:p>79,6%</text:p>
          </table:table-cell>
          <table:table-cell office:value-type="float" office:value="66785" table:style-name="ce46">
            <text:p>66.785</text:p>
          </table:table-cell>
          <table:table-cell office:value-type="percentage" office:value="0.84419360139550759" table:style-name="ce47">
            <text:p>84,4%</text:p>
          </table:table-cell>
          <table:table-cell office:value-type="float" office:value="60644" table:style-name="ce46">
            <text:p>60.644</text:p>
          </table:table-cell>
          <table:table-cell office:value-type="percentage" office:value="0.94756249999999997" table:style-name="ce47">
            <text:p>94,8%</text:p>
          </table:table-cell>
          <table:table-cell office:value-type="float" office:value="874153" table:style-name="ce46">
            <text:p>874.153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599713896268122" table:style-name="ce47">
            <text:p>93,6%</text:p>
          </table:table-cell>
          <table:table-cell office:value-type="percentage" office:value="0.85803565819643812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20" table:style-name="ce46">
            <text:p>51.520</text:p>
          </table:table-cell>
          <table:table-cell office:value-type="percentage" office:value="1" table:style-name="ce47">
            <text:p>100,0%</text:p>
          </table:table-cell>
          <table:table-cell office:value-type="float" office:value="79334" table:style-name="ce46">
            <text:p>79.334</text:p>
          </table:table-cell>
          <table:table-cell office:value-type="percentage" office:value="0.9853196880123205" table:style-name="ce47">
            <text:p>98,5%</text:p>
          </table:table-cell>
          <table:table-cell office:value-type="float" office:value="110524" table:style-name="ce46">
            <text:p>110.524</text:p>
          </table:table-cell>
          <table:table-cell office:value-type="percentage" office:value="0.94278817036449403" table:style-name="ce47">
            <text:p>94,3%</text:p>
          </table:table-cell>
          <table:table-cell office:value-type="float" office:value="150600" table:style-name="ce46">
            <text:p>150.600</text:p>
          </table:table-cell>
          <table:table-cell office:value-type="percentage" office:value="0.90833971664143498" table:style-name="ce47">
            <text:p>90,8%</text:p>
          </table:table-cell>
          <table:table-cell office:value-type="float" office:value="168287" table:style-name="ce46">
            <text:p>168.287</text:p>
          </table:table-cell>
          <table:table-cell office:value-type="percentage" office:value="0.81624565896435985" table:style-name="ce47">
            <text:p>81,6%</text:p>
          </table:table-cell>
          <table:table-cell office:value-type="float" office:value="127645" table:style-name="ce46">
            <text:p>127.645</text:p>
          </table:table-cell>
          <table:table-cell office:value-type="percentage" office:value="0.70062627959184798" table:style-name="ce47">
            <text:p>70,1%</text:p>
          </table:table-cell>
          <table:table-cell office:value-type="float" office:value="98114" table:style-name="ce46">
            <text:p>98.114</text:p>
          </table:table-cell>
          <table:table-cell office:value-type="percentage" office:value="0.7112699540386539" table:style-name="ce47">
            <text:p>71,1%</text:p>
          </table:table-cell>
          <table:table-cell office:value-type="float" office:value="75319" table:style-name="ce46">
            <text:p>75.319</text:p>
          </table:table-cell>
          <table:table-cell office:value-type="percentage" office:value="0.78884583158776711" table:style-name="ce47">
            <text:p>78,9%</text:p>
          </table:table-cell>
          <table:table-cell office:value-type="float" office:value="861343" table:style-name="ce46">
            <text:p>861.34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232241437788623" table:style-name="ce47">
            <text:p>83,2%</text:p>
          </table:table-cell>
          <table:table-cell office:value-type="percentage" office:value="0.7352209863402368" table:style-name="ce47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143" table:style-name="ce46">
            <text:p>93.143</text:p>
          </table:table-cell>
          <table:table-cell office:value-type="percentage" office:value="1" table:style-name="ce47">
            <text:p>100,0%</text:p>
          </table:table-cell>
          <table:table-cell office:value-type="float" office:value="151563" table:style-name="ce46">
            <text:p>151.563</text:p>
          </table:table-cell>
          <table:table-cell office:value-type="percentage" office:value="0.98079349774478908" table:style-name="ce47">
            <text:p>98,1%</text:p>
          </table:table-cell>
          <table:table-cell office:value-type="float" office:value="224757" table:style-name="ce46">
            <text:p>224.757</text:p>
          </table:table-cell>
          <table:table-cell office:value-type="percentage" office:value="0.95603848706038486" table:style-name="ce47">
            <text:p>95,6%</text:p>
          </table:table-cell>
          <table:table-cell office:value-type="float" office:value="321128" table:style-name="ce46">
            <text:p>321.128</text:p>
          </table:table-cell>
          <table:table-cell office:value-type="percentage" office:value="0.91616834801661573" table:style-name="ce47">
            <text:p>91,6%</text:p>
          </table:table-cell>
          <table:table-cell office:value-type="float" office:value="318595" table:style-name="ce46">
            <text:p>318.595</text:p>
          </table:table-cell>
          <table:table-cell office:value-type="percentage" office:value="0.82128200369144466" table:style-name="ce47">
            <text:p>82,1%</text:p>
          </table:table-cell>
          <table:table-cell office:value-type="float" office:value="230542" table:style-name="ce46">
            <text:p>230.542</text:p>
          </table:table-cell>
          <table:table-cell office:value-type="percentage" office:value="0.74144995400953262" table:style-name="ce47">
            <text:p>74,1%</text:p>
          </table:table-cell>
          <table:table-cell office:value-type="float" office:value="189324" table:style-name="ce46">
            <text:p>189.324</text:p>
          </table:table-cell>
          <table:table-cell office:value-type="percentage" office:value="0.75203775203775203" table:style-name="ce47">
            <text:p>75,2%</text:p>
          </table:table-cell>
          <table:table-cell office:value-type="float" office:value="154602" table:style-name="ce46">
            <text:p>154.602</text:p>
          </table:table-cell>
          <table:table-cell office:value-type="percentage" office:value="0.85986974198679622" table:style-name="ce47">
            <text:p>86,0%</text:p>
          </table:table-cell>
          <table:table-cell office:value-type="float" office:value="1683654" table:style-name="ce46">
            <text:p>1.683.654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5866805659397771" table:style-name="ce47">
            <text:p>85,9%</text:p>
          </table:table-cell>
          <table:table-cell office:value-type="percentage" office:value="0.7737551195982264" table:style-name="ce47">
            <text:p>77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348" table:style-name="ce46">
            <text:p>42.348</text:p>
          </table:table-cell>
          <table:table-cell office:value-type="percentage" office:value="1" table:style-name="ce47">
            <text:p>100,0%</text:p>
          </table:table-cell>
          <table:table-cell office:value-type="float" office:value="55932" table:style-name="ce46">
            <text:p>55.932</text:p>
          </table:table-cell>
          <table:table-cell office:value-type="percentage" office:value="1" table:style-name="ce47">
            <text:p>100,0%</text:p>
          </table:table-cell>
          <table:table-cell office:value-type="float" office:value="76711" table:style-name="ce46">
            <text:p>76.711</text:p>
          </table:table-cell>
          <table:table-cell office:value-type="percentage" office:value="0.99180296076023011" table:style-name="ce47">
            <text:p>99,2%</text:p>
          </table:table-cell>
          <table:table-cell office:value-type="float" office:value="84349" table:style-name="ce46">
            <text:p>84.349</text:p>
          </table:table-cell>
          <table:table-cell office:value-type="percentage" office:value="0.93758614556933884" table:style-name="ce47">
            <text:p>93,8%</text:p>
          </table:table-cell>
          <table:table-cell office:value-type="float" office:value="88130" table:style-name="ce46">
            <text:p>88.130</text:p>
          </table:table-cell>
          <table:table-cell office:value-type="percentage" office:value="0.90141046753060783" table:style-name="ce47">
            <text:p>90,1%</text:p>
          </table:table-cell>
          <table:table-cell office:value-type="float" office:value="54873" table:style-name="ce46">
            <text:p>54.873</text:p>
          </table:table-cell>
          <table:table-cell office:value-type="percentage" office:value="0.77863862755949087" table:style-name="ce47">
            <text:p>77,9%</text:p>
          </table:table-cell>
          <table:table-cell office:value-type="float" office:value="41396" table:style-name="ce46">
            <text:p>41.396</text:p>
          </table:table-cell>
          <table:table-cell office:value-type="percentage" office:value="0.81964161964161963" table:style-name="ce47">
            <text:p>82,0%</text:p>
          </table:table-cell>
          <table:table-cell office:value-type="float" office:value="39693" table:style-name="ce46">
            <text:p>39.693</text:p>
          </table:table-cell>
          <table:table-cell office:value-type="percentage" office:value="0.90287287036826425" table:style-name="ce47">
            <text:p>90,3%</text:p>
          </table:table-cell>
          <table:table-cell office:value-type="float" office:value="483432" table:style-name="ce46">
            <text:p>483.432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235660441076306" table:style-name="ce47">
            <text:p>92,2%</text:p>
          </table:table-cell>
          <table:table-cell office:value-type="percentage" office:value="0.82934955095598772" table:style-name="ce47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407" table:style-name="ce46">
            <text:p>229.407</text:p>
          </table:table-cell>
          <table:table-cell office:value-type="percentage" office:value="1" table:style-name="ce47">
            <text:p>100,0%</text:p>
          </table:table-cell>
          <table:table-cell office:value-type="float" office:value="250625" table:style-name="ce46">
            <text:p>250.625</text:p>
          </table:table-cell>
          <table:table-cell office:value-type="percentage" office:value="1" table:style-name="ce47">
            <text:p>100,0%</text:p>
          </table:table-cell>
          <table:table-cell office:value-type="float" office:value="320692" table:style-name="ce46">
            <text:p>320.692</text:p>
          </table:table-cell>
          <table:table-cell office:value-type="percentage" office:value="1" table:style-name="ce47">
            <text:p>100,0%</text:p>
          </table:table-cell>
          <table:table-cell office:value-type="float" office:value="353242" table:style-name="ce46">
            <text:p>353.242</text:p>
          </table:table-cell>
          <table:table-cell office:value-type="percentage" office:value="0.92671869876041191" table:style-name="ce47">
            <text:p>92,7%</text:p>
          </table:table-cell>
          <table:table-cell office:value-type="float" office:value="320923" table:style-name="ce46">
            <text:p>320.923</text:p>
          </table:table-cell>
          <table:table-cell office:value-type="percentage" office:value="0.88334319648779946" table:style-name="ce47">
            <text:p>88,3%</text:p>
          </table:table-cell>
          <table:table-cell office:value-type="float" office:value="212936" table:style-name="ce46">
            <text:p>212.936</text:p>
          </table:table-cell>
          <table:table-cell office:value-type="percentage" office:value="0.79518117281530198" table:style-name="ce47">
            <text:p>79,5%</text:p>
          </table:table-cell>
          <table:table-cell office:value-type="float" office:value="173746" table:style-name="ce46">
            <text:p>173.746</text:p>
          </table:table-cell>
          <table:table-cell office:value-type="percentage" office:value="0.82341734358264695" table:style-name="ce47">
            <text:p>82,3%</text:p>
          </table:table-cell>
          <table:table-cell office:value-type="float" office:value="144650" table:style-name="ce46">
            <text:p>144.650</text:p>
          </table:table-cell>
          <table:table-cell office:value-type="percentage" office:value="0.87485333430102452" table:style-name="ce47">
            <text:p>87,5%</text:p>
          </table:table-cell>
          <table:table-cell office:value-type="float" office:value="2006221" table:style-name="ce46">
            <text:p>2.006.221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186937823865145" table:style-name="ce47">
            <text:p>92,2%</text:p>
          </table:table-cell>
          <table:table-cell office:value-type="percentage" office:value="0.83769924481756786" table:style-name="ce47">
            <text:p>83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260" table:style-name="ce46">
            <text:p>138.260</text:p>
          </table:table-cell>
          <table:table-cell office:value-type="percentage" office:value="1" table:style-name="ce47">
            <text:p>100,0%</text:p>
          </table:table-cell>
          <table:table-cell office:value-type="float" office:value="158474" table:style-name="ce46">
            <text:p>158.474</text:p>
          </table:table-cell>
          <table:table-cell office:value-type="percentage" office:value="0.99605910710806345" table:style-name="ce47">
            <text:p>99,6%</text:p>
          </table:table-cell>
          <table:table-cell office:value-type="float" office:value="222518" table:style-name="ce46">
            <text:p>222.518</text:p>
          </table:table-cell>
          <table:table-cell office:value-type="percentage" office:value="1" table:style-name="ce47">
            <text:p>100,0%</text:p>
          </table:table-cell>
          <table:table-cell office:value-type="float" office:value="286518" table:style-name="ce46">
            <text:p>286.518</text:p>
          </table:table-cell>
          <table:table-cell office:value-type="percentage" office:value="0.93183252135112105" table:style-name="ce47">
            <text:p>93,2%</text:p>
          </table:table-cell>
          <table:table-cell office:value-type="float" office:value="287324" table:style-name="ce46">
            <text:p>287.324</text:p>
          </table:table-cell>
          <table:table-cell office:value-type="percentage" office:value="0.86908546452715474" table:style-name="ce47">
            <text:p>86,9%</text:p>
          </table:table-cell>
          <table:table-cell office:value-type="float" office:value="206024" table:style-name="ce46">
            <text:p>206.024</text:p>
          </table:table-cell>
          <table:table-cell office:value-type="percentage" office:value="0.7748146866690987" table:style-name="ce47">
            <text:p>77,5%</text:p>
          </table:table-cell>
          <table:table-cell office:value-type="float" office:value="173384" table:style-name="ce46">
            <text:p>173.384</text:p>
          </table:table-cell>
          <table:table-cell office:value-type="percentage" office:value="0.79501487924654612" table:style-name="ce47">
            <text:p>79,5%</text:p>
          </table:table-cell>
          <table:table-cell office:value-type="float" office:value="150095" table:style-name="ce46">
            <text:p>150.095</text:p>
          </table:table-cell>
          <table:table-cell office:value-type="percentage" office:value="0.8627537764697768" table:style-name="ce47">
            <text:p>86,3%</text:p>
          </table:table-cell>
          <table:table-cell office:value-type="float" office:value="1622597" table:style-name="ce46">
            <text:p>1.622.597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9706510008934182" table:style-name="ce47">
            <text:p>89,7%</text:p>
          </table:table-cell>
          <table:table-cell office:value-type="percentage" office:value="0.7933602285523178" table:style-name="ce47">
            <text:p>79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020" table:style-name="ce46">
            <text:p>459.020</text:p>
          </table:table-cell>
          <table:table-cell office:value-type="percentage" office:value="1" table:style-name="ce47">
            <text:p>100,0%</text:p>
          </table:table-cell>
          <table:table-cell office:value-type="float" office:value="618631" table:style-name="ce46">
            <text:p>618.631</text:p>
          </table:table-cell>
          <table:table-cell office:value-type="percentage" office:value="0.97377426443273329" table:style-name="ce47">
            <text:p>97,4%</text:p>
          </table:table-cell>
          <table:table-cell office:value-type="float" office:value="800232" table:style-name="ce46">
            <text:p>800.232</text:p>
          </table:table-cell>
          <table:table-cell office:value-type="percentage" office:value="0.95540506981986284" table:style-name="ce47">
            <text:p>95,5%</text:p>
          </table:table-cell>
          <table:table-cell office:value-type="float" office:value="1026694" table:style-name="ce46">
            <text:p>1.026.694</text:p>
          </table:table-cell>
          <table:table-cell office:value-type="percentage" office:value="0.94038542563520122" table:style-name="ce47">
            <text:p>94,0%</text:p>
          </table:table-cell>
          <table:table-cell office:value-type="float" office:value="1130891" table:style-name="ce46">
            <text:p>1.130.891</text:p>
          </table:table-cell>
          <table:table-cell office:value-type="percentage" office:value="0.8588469381168099" table:style-name="ce47">
            <text:p>85,9%</text:p>
          </table:table-cell>
          <table:table-cell office:value-type="float" office:value="782431" table:style-name="ce46">
            <text:p>782.431</text:p>
          </table:table-cell>
          <table:table-cell office:value-type="percentage" office:value="0.74898722253918049" table:style-name="ce47">
            <text:p>74,9%</text:p>
          </table:table-cell>
          <table:table-cell office:value-type="float" office:value="644332" table:style-name="ce46">
            <text:p>644.332</text:p>
          </table:table-cell>
          <table:table-cell office:value-type="percentage" office:value="0.76803566426481196" table:style-name="ce47">
            <text:p>76,8%</text:p>
          </table:table-cell>
          <table:table-cell office:value-type="float" office:value="535399" table:style-name="ce46">
            <text:p>535.399</text:p>
          </table:table-cell>
          <table:table-cell office:value-type="percentage" office:value="0.81595053690681929" table:style-name="ce47">
            <text:p>81,6%</text:p>
          </table:table-cell>
          <table:table-cell office:value-type="float" office:value="5997630" table:style-name="ce46">
            <text:p>5.997.63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322592292774404" table:style-name="ce47">
            <text:p>87,3%</text:p>
          </table:table-cell>
          <table:table-cell office:value-type="percentage" office:value="0.77085613880584991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391" table:style-name="ce46">
            <text:p>297.391</text:p>
          </table:table-cell>
          <table:table-cell office:value-type="percentage" office:value="1" table:style-name="ce47">
            <text:p>100,0%</text:p>
          </table:table-cell>
          <table:table-cell office:value-type="float" office:value="434678" table:style-name="ce46">
            <text:p>434.678</text:p>
          </table:table-cell>
          <table:table-cell office:value-type="percentage" office:value="0.9927283025245397" table:style-name="ce47">
            <text:p>99,3%</text:p>
          </table:table-cell>
          <table:table-cell office:value-type="float" office:value="570558" table:style-name="ce46">
            <text:p>570.558</text:p>
          </table:table-cell>
          <table:table-cell office:value-type="percentage" office:value="0.9824874984502211" table:style-name="ce47">
            <text:p>98,2%</text:p>
          </table:table-cell>
          <table:table-cell office:value-type="float" office:value="715441" table:style-name="ce46">
            <text:p>715.441</text:p>
          </table:table-cell>
          <table:table-cell office:value-type="percentage" office:value="0.95096193977674814" table:style-name="ce47">
            <text:p>95,1%</text:p>
          </table:table-cell>
          <table:table-cell office:value-type="float" office:value="753746" table:style-name="ce46">
            <text:p>753.746</text:p>
          </table:table-cell>
          <table:table-cell office:value-type="percentage" office:value="0.88510641296025783" table:style-name="ce47">
            <text:p>88,5%</text:p>
          </table:table-cell>
          <table:table-cell office:value-type="float" office:value="511328" table:style-name="ce46">
            <text:p>511.328</text:p>
          </table:table-cell>
          <table:table-cell office:value-type="percentage" office:value="0.78816324706092711" table:style-name="ce47">
            <text:p>78,8%</text:p>
          </table:table-cell>
          <table:table-cell office:value-type="float" office:value="426859" table:style-name="ce46">
            <text:p>426.859</text:p>
          </table:table-cell>
          <table:table-cell office:value-type="percentage" office:value="0.82704417138450692" table:style-name="ce47">
            <text:p>82,7%</text:p>
          </table:table-cell>
          <table:table-cell office:value-type="float" office:value="373551" table:style-name="ce46">
            <text:p>373.551</text:p>
          </table:table-cell>
          <table:table-cell office:value-type="percentage" office:value="0.87991454098758393" table:style-name="ce47">
            <text:p>88,0%</text:p>
          </table:table-cell>
          <table:table-cell office:value-type="float" office:value="4083552" table:style-name="ce46">
            <text:p>4.083.552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0978930630757682" table:style-name="ce47">
            <text:p>91,0%</text:p>
          </table:table-cell>
          <table:table-cell office:value-type="percentage" office:value="0.80744848144869463" table:style-name="ce47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292" table:style-name="ce46">
            <text:p>78.292</text:p>
          </table:table-cell>
          <table:table-cell office:value-type="percentage" office:value="1" table:style-name="ce47">
            <text:p>100,0%</text:p>
          </table:table-cell>
          <table:table-cell office:value-type="float" office:value="95970" table:style-name="ce46">
            <text:p>95.970</text:p>
          </table:table-cell>
          <table:table-cell office:value-type="percentage" office:value="1" table:style-name="ce47">
            <text:p>100,0%</text:p>
          </table:table-cell>
          <table:table-cell office:value-type="float" office:value="132928" table:style-name="ce46">
            <text:p>132.928</text:p>
          </table:table-cell>
          <table:table-cell office:value-type="percentage" office:value="1" table:style-name="ce47">
            <text:p>100,0%</text:p>
          </table:table-cell>
          <table:table-cell office:value-type="float" office:value="161593" table:style-name="ce46">
            <text:p>161.593</text:p>
          </table:table-cell>
          <table:table-cell office:value-type="percentage" office:value="0.95495106845688349" table:style-name="ce47">
            <text:p>95,5%</text:p>
          </table:table-cell>
          <table:table-cell office:value-type="float" office:value="146370" table:style-name="ce46">
            <text:p>146.370</text:p>
          </table:table-cell>
          <table:table-cell office:value-type="percentage" office:value="0.91771477296951609" table:style-name="ce47">
            <text:p>91,8%</text:p>
          </table:table-cell>
          <table:table-cell office:value-type="float" office:value="113337" table:style-name="ce46">
            <text:p>113.337</text:p>
          </table:table-cell>
          <table:table-cell office:value-type="percentage" office:value="0.84909985840469282" table:style-name="ce47">
            <text:p>84,9%</text:p>
          </table:table-cell>
          <table:table-cell office:value-type="float" office:value="93737" table:style-name="ce46">
            <text:p>93.737</text:p>
          </table:table-cell>
          <table:table-cell office:value-type="percentage" office:value="0.82718849276385453" table:style-name="ce47">
            <text:p>82,7%</text:p>
          </table:table-cell>
          <table:table-cell office:value-type="float" office:value="77471" table:style-name="ce46">
            <text:p>77.471</text:p>
          </table:table-cell>
          <table:table-cell office:value-type="percentage" office:value="0.91411209439528018" table:style-name="ce47">
            <text:p>91,4%</text:p>
          </table:table-cell>
          <table:table-cell office:value-type="float" office:value="899698" table:style-name="ce46">
            <text:p>899.698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363654861307045" table:style-name="ce47">
            <text:p>94,4%</text:p>
          </table:table-cell>
          <table:table-cell office:value-type="percentage" office:value="0.84559115853859113" table:style-name="ce47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358" table:style-name="ce46">
            <text:p>242.358</text:p>
          </table:table-cell>
          <table:table-cell office:value-type="percentage" office:value="1" table:style-name="ce47">
            <text:p>100,0%</text:p>
          </table:table-cell>
          <table:table-cell office:value-type="float" office:value="291374" table:style-name="ce46">
            <text:p>291.374</text:p>
          </table:table-cell>
          <table:table-cell office:value-type="percentage" office:value="1" table:style-name="ce47">
            <text:p>100,0%</text:p>
          </table:table-cell>
          <table:table-cell office:value-type="float" office:value="346162" table:style-name="ce46">
            <text:p>346.162</text:p>
          </table:table-cell>
          <table:table-cell office:value-type="percentage" office:value="0.99779492515716561" table:style-name="ce47">
            <text:p>99,8%</text:p>
          </table:table-cell>
          <table:table-cell office:value-type="float" office:value="391055" table:style-name="ce46">
            <text:p>391.055</text:p>
          </table:table-cell>
          <table:table-cell office:value-type="percentage" office:value="0.96345306229042915" table:style-name="ce47">
            <text:p>96,3%</text:p>
          </table:table-cell>
          <table:table-cell office:value-type="float" office:value="408272" table:style-name="ce46">
            <text:p>408.272</text:p>
          </table:table-cell>
          <table:table-cell office:value-type="percentage" office:value="0.9211476893017253" table:style-name="ce47">
            <text:p>92,1%</text:p>
          </table:table-cell>
          <table:table-cell office:value-type="float" office:value="264011" table:style-name="ce46">
            <text:p>264.011</text:p>
          </table:table-cell>
          <table:table-cell office:value-type="percentage" office:value="0.81634035026962848" table:style-name="ce47">
            <text:p>81,6%</text:p>
          </table:table-cell>
          <table:table-cell office:value-type="float" office:value="199297" table:style-name="ce46">
            <text:p>199.297</text:p>
          </table:table-cell>
          <table:table-cell office:value-type="percentage" office:value="0.8628285443391448" table:style-name="ce47">
            <text:p>86,3%</text:p>
          </table:table-cell>
          <table:table-cell office:value-type="float" office:value="169351" table:style-name="ce46">
            <text:p>169.351</text:p>
          </table:table-cell>
          <table:table-cell office:value-type="percentage" office:value="0.94080230213269489" table:style-name="ce47">
            <text:p>94,1%</text:p>
          </table:table-cell>
          <table:table-cell office:value-type="float" office:value="2311880" table:style-name="ce46">
            <text:p>2.311.880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189563075448857" table:style-name="ce47">
            <text:p>94,2%</text:p>
          </table:table-cell>
          <table:table-cell office:value-type="percentage" office:value="0.8556753801790572" table:style-name="ce47">
            <text:p>8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77" table:style-name="ce46">
            <text:p>23.377</text:p>
          </table:table-cell>
          <table:table-cell office:value-type="percentage" office:value="1" table:style-name="ce47">
            <text:p>100,0%</text:p>
          </table:table-cell>
          <table:table-cell office:value-type="float" office:value="28673" table:style-name="ce46">
            <text:p>28.673</text:p>
          </table:table-cell>
          <table:table-cell office:value-type="percentage" office:value="1" table:style-name="ce47">
            <text:p>100,0%</text:p>
          </table:table-cell>
          <table:table-cell office:value-type="float" office:value="38072" table:style-name="ce46">
            <text:p>38.072</text:p>
          </table:table-cell>
          <table:table-cell office:value-type="percentage" office:value="1" table:style-name="ce47">
            <text:p>100,0%</text:p>
          </table:table-cell>
          <table:table-cell office:value-type="float" office:value="45433" table:style-name="ce46">
            <text:p>45.433</text:p>
          </table:table-cell>
          <table:table-cell office:value-type="percentage" office:value="0.95319318563276267" table:style-name="ce47">
            <text:p>95,3%</text:p>
          </table:table-cell>
          <table:table-cell office:value-type="float" office:value="47626" table:style-name="ce46">
            <text:p>47.626</text:p>
          </table:table-cell>
          <table:table-cell office:value-type="percentage" office:value="0.89950327686176745" table:style-name="ce47">
            <text:p>90,0%</text:p>
          </table:table-cell>
          <table:table-cell office:value-type="float" office:value="31307" table:style-name="ce46">
            <text:p>31.307</text:p>
          </table:table-cell>
          <table:table-cell office:value-type="percentage" office:value="0.79623082987868465" table:style-name="ce47">
            <text:p>79,6%</text:p>
          </table:table-cell>
          <table:table-cell office:value-type="float" office:value="24272" table:style-name="ce46">
            <text:p>24.272</text:p>
          </table:table-cell>
          <table:table-cell office:value-type="percentage" office:value="0.79690065007551381" table:style-name="ce47">
            <text:p>79,7%</text:p>
          </table:table-cell>
          <table:table-cell office:value-type="float" office:value="22125" table:style-name="ce46">
            <text:p>22.125</text:p>
          </table:table-cell>
          <table:table-cell office:value-type="percentage" office:value="0.86655961146796179" table:style-name="ce47">
            <text:p>86,7%</text:p>
          </table:table-cell>
          <table:table-cell office:value-type="float" office:value="260885" table:style-name="ce46">
            <text:p>260.88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1870620135929848" table:style-name="ce47">
            <text:p>91,9%</text:p>
          </table:table-cell>
          <table:table-cell office:value-type="percentage" office:value="0.81548478653638168" table:style-name="ce47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160" table:style-name="ce46">
            <text:p>374.160</text:p>
          </table:table-cell>
          <table:table-cell office:value-type="percentage" office:value="1" table:style-name="ce47">
            <text:p>100,0%</text:p>
          </table:table-cell>
          <table:table-cell office:value-type="float" office:value="511422" table:style-name="ce46">
            <text:p>511.422</text:p>
          </table:table-cell>
          <table:table-cell office:value-type="percentage" office:value="0.97213546963300324" table:style-name="ce47">
            <text:p>97,2%</text:p>
          </table:table-cell>
          <table:table-cell office:value-type="float" office:value="689728" table:style-name="ce46">
            <text:p>689.728</text:p>
          </table:table-cell>
          <table:table-cell office:value-type="percentage" office:value="0.98067033212336296" table:style-name="ce47">
            <text:p>98,1%</text:p>
          </table:table-cell>
          <table:table-cell office:value-type="float" office:value="942555" table:style-name="ce46">
            <text:p>942.555</text:p>
          </table:table-cell>
          <table:table-cell office:value-type="percentage" office:value="0.96892626618680633" table:style-name="ce47">
            <text:p>96,9%</text:p>
          </table:table-cell>
          <table:table-cell office:value-type="float" office:value="1034883" table:style-name="ce46">
            <text:p>1.034.883</text:p>
          </table:table-cell>
          <table:table-cell office:value-type="percentage" office:value="0.88757181782394245" table:style-name="ce47">
            <text:p>88,8%</text:p>
          </table:table-cell>
          <table:table-cell office:value-type="float" office:value="751655" table:style-name="ce46">
            <text:p>751.655</text:p>
          </table:table-cell>
          <table:table-cell office:value-type="percentage" office:value="0.79151573227749461" table:style-name="ce47">
            <text:p>79,2%</text:p>
          </table:table-cell>
          <table:table-cell office:value-type="float" office:value="603728" table:style-name="ce46">
            <text:p>603.728</text:p>
          </table:table-cell>
          <table:table-cell office:value-type="percentage" office:value="0.8131290615845651" table:style-name="ce47">
            <text:p>81,3%</text:p>
          </table:table-cell>
          <table:table-cell office:value-type="float" office:value="456561" table:style-name="ce46">
            <text:p>456.561</text:p>
          </table:table-cell>
          <table:table-cell office:value-type="percentage" office:value="0.82479920222855718" table:style-name="ce47">
            <text:p>82,5%</text:p>
          </table:table-cell>
          <table:table-cell office:value-type="float" office:value="5364692" table:style-name="ce46">
            <text:p>5.364.692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9741527888299932" table:style-name="ce47">
            <text:p>89,7%</text:p>
          </table:table-cell>
          <table:table-cell office:value-type="percentage" office:value="0.79126557842843426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31" table:style-name="ce46">
            <text:p>74.031</text:p>
          </table:table-cell>
          <table:table-cell office:value-type="percentage" office:value="1" table:style-name="ce47">
            <text:p>100,0%</text:p>
          </table:table-cell>
          <table:table-cell office:value-type="float" office:value="103436" table:style-name="ce46">
            <text:p>103.436</text:p>
          </table:table-cell>
          <table:table-cell office:value-type="percentage" office:value="1" table:style-name="ce47">
            <text:p>100,0%</text:p>
          </table:table-cell>
          <table:table-cell office:value-type="float" office:value="148496" table:style-name="ce46">
            <text:p>148.496</text:p>
          </table:table-cell>
          <table:table-cell office:value-type="percentage" office:value="1" table:style-name="ce47">
            <text:p>100,0%</text:p>
          </table:table-cell>
          <table:table-cell office:value-type="float" office:value="207700" table:style-name="ce46">
            <text:p>207.700</text:p>
          </table:table-cell>
          <table:table-cell office:value-type="percentage" office:value="0.97394680571707248" table:style-name="ce47">
            <text:p>97,4%</text:p>
          </table:table-cell>
          <table:table-cell office:value-type="float" office:value="232116" table:style-name="ce46">
            <text:p>232.116</text:p>
          </table:table-cell>
          <table:table-cell office:value-type="percentage" office:value="0.91327801319656743" table:style-name="ce47">
            <text:p>91,3%</text:p>
          </table:table-cell>
          <table:table-cell office:value-type="float" office:value="167897" table:style-name="ce46">
            <text:p>167.897</text:p>
          </table:table-cell>
          <table:table-cell office:value-type="percentage" office:value="0.80332339727180946" table:style-name="ce47">
            <text:p>80,3%</text:p>
          </table:table-cell>
          <table:table-cell office:value-type="float" office:value="141792" table:style-name="ce46">
            <text:p>141.792</text:p>
          </table:table-cell>
          <table:table-cell office:value-type="percentage" office:value="0.82318517486414933" table:style-name="ce47">
            <text:p>82,3%</text:p>
          </table:table-cell>
          <table:table-cell office:value-type="float" office:value="120410" table:style-name="ce46">
            <text:p>120.410</text:p>
          </table:table-cell>
          <table:table-cell office:value-type="percentage" office:value="0.84859120188309578" table:style-name="ce47">
            <text:p>84,9%</text:p>
          </table:table-cell>
          <table:table-cell office:value-type="float" office:value="1195878" table:style-name="ce46">
            <text:p>1.195.878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278850990392613" table:style-name="ce47">
            <text:p>91,3%</text:p>
          </table:table-cell>
          <table:table-cell office:value-type="percentage" office:value="0.79131659797082021" table:style-name="ce47">
            <text:p>79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19" table:style-name="ce46">
            <text:p>42.519</text:p>
          </table:table-cell>
          <table:table-cell office:value-type="percentage" office:value="1" table:style-name="ce47">
            <text:p>100,0%</text:p>
          </table:table-cell>
          <table:table-cell office:value-type="float" office:value="55904" table:style-name="ce46">
            <text:p>55.904</text:p>
          </table:table-cell>
          <table:table-cell office:value-type="percentage" office:value="1" table:style-name="ce47">
            <text:p>100,0%</text:p>
          </table:table-cell>
          <table:table-cell office:value-type="float" office:value="72306" table:style-name="ce46">
            <text:p>72.306</text:p>
          </table:table-cell>
          <table:table-cell office:value-type="percentage" office:value="0.97917230919235143" table:style-name="ce47">
            <text:p>97,9%</text:p>
          </table:table-cell>
          <table:table-cell office:value-type="float" office:value="91948" table:style-name="ce46">
            <text:p>91.948</text:p>
          </table:table-cell>
          <table:table-cell office:value-type="percentage" office:value="0.95091732682482888" table:style-name="ce47">
            <text:p>95,1%</text:p>
          </table:table-cell>
          <table:table-cell office:value-type="float" office:value="95403" table:style-name="ce46">
            <text:p>95.403</text:p>
          </table:table-cell>
          <table:table-cell office:value-type="percentage" office:value="0.88334475287494674" table:style-name="ce47">
            <text:p>88,3%</text:p>
          </table:table-cell>
          <table:table-cell office:value-type="float" office:value="64163" table:style-name="ce46">
            <text:p>64.163</text:p>
          </table:table-cell>
          <table:table-cell office:value-type="percentage" office:value="0.78881498875106038" table:style-name="ce47">
            <text:p>78,9%</text:p>
          </table:table-cell>
          <table:table-cell office:value-type="float" office:value="57222" table:style-name="ce46">
            <text:p>57.222</text:p>
          </table:table-cell>
          <table:table-cell office:value-type="percentage" office:value="0.83993130476903433" table:style-name="ce47">
            <text:p>84,0%</text:p>
          </table:table-cell>
          <table:table-cell office:value-type="float" office:value="49209" table:style-name="ce46">
            <text:p>49.209</text:p>
          </table:table-cell>
          <table:table-cell office:value-type="percentage" office:value="0.87268567780378803" table:style-name="ce47">
            <text:p>87,3%</text:p>
          </table:table-cell>
          <table:table-cell office:value-type="float" office:value="528674" table:style-name="ce46">
            <text:p>528.674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938395538690708" table:style-name="ce47">
            <text:p>90,9%</text:p>
          </table:table-cell>
          <table:table-cell office:value-type="percentage" office:value="0.79957108093351903" table:style-name="ce47">
            <text:p>80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237" table:style-name="ce46">
            <text:p>164.237</text:p>
          </table:table-cell>
          <table:table-cell office:value-type="percentage" office:value="1" table:style-name="ce47">
            <text:p>100,0%</text:p>
          </table:table-cell>
          <table:table-cell office:value-type="float" office:value="213795" table:style-name="ce46">
            <text:p>213.795</text:p>
          </table:table-cell>
          <table:table-cell office:value-type="percentage" office:value="1" table:style-name="ce47">
            <text:p>100,0%</text:p>
          </table:table-cell>
          <table:table-cell office:value-type="float" office:value="278656" table:style-name="ce46">
            <text:p>278.656</text:p>
          </table:table-cell>
          <table:table-cell office:value-type="percentage" office:value="0.99477721968163535" table:style-name="ce47">
            <text:p>99,5%</text:p>
          </table:table-cell>
          <table:table-cell office:value-type="float" office:value="324117" table:style-name="ce46">
            <text:p>324.117</text:p>
          </table:table-cell>
          <table:table-cell office:value-type="percentage" office:value="0.95334978542666127" table:style-name="ce47">
            <text:p>95,3%</text:p>
          </table:table-cell>
          <table:table-cell office:value-type="float" office:value="320897" table:style-name="ce46">
            <text:p>320.897</text:p>
          </table:table-cell>
          <table:table-cell office:value-type="percentage" office:value="0.88613023391958201" table:style-name="ce47">
            <text:p>88,6%</text:p>
          </table:table-cell>
          <table:table-cell office:value-type="float" office:value="203617" table:style-name="ce46">
            <text:p>203.617</text:p>
          </table:table-cell>
          <table:table-cell office:value-type="percentage" office:value="0.78151015379419131" table:style-name="ce47">
            <text:p>78,2%</text:p>
          </table:table-cell>
          <table:table-cell office:value-type="float" office:value="164621" table:style-name="ce46">
            <text:p>164.621</text:p>
          </table:table-cell>
          <table:table-cell office:value-type="percentage" office:value="0.81683983843917152" table:style-name="ce47">
            <text:p>81,7%</text:p>
          </table:table-cell>
          <table:table-cell office:value-type="float" office:value="147189" table:style-name="ce46">
            <text:p>147.189</text:p>
          </table:table-cell>
          <table:table-cell office:value-type="percentage" office:value="0.87297605067435324" table:style-name="ce47">
            <text:p>87,3%</text:p>
          </table:table-cell>
          <table:table-cell office:value-type="float" office:value="1817129" table:style-name="ce46">
            <text:p>1.817.129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591794723941167" table:style-name="ce47">
            <text:p>91,6%</text:p>
          </table:table-cell>
          <table:table-cell office:value-type="percentage" office:value="0.81834079109967828" table:style-name="ce47">
            <text:p>81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2" table:style-name="ce46">
            <text:p>2.402</text:p>
          </table:table-cell>
          <table:table-cell office:value-type="percentage" office:value="0.92207293666026868" table:style-name="ce47">
            <text:p>92,2%</text:p>
          </table:table-cell>
          <table:table-cell office:value-type="float" office:value="3897" table:style-name="ce46">
            <text:p>3.897</text:p>
          </table:table-cell>
          <table:table-cell office:value-type="percentage" office:value="0.90250115794349239" table:style-name="ce47">
            <text:p>90,3%</text:p>
          </table:table-cell>
          <table:table-cell office:value-type="float" office:value="7671" table:style-name="ce46">
            <text:p>7.671</text:p>
          </table:table-cell>
          <table:table-cell office:value-type="percentage" office:value="0.9763268423062238" table:style-name="ce47">
            <text:p>97,6%</text:p>
          </table:table-cell>
          <table:table-cell office:value-type="float" office:value="10608" table:style-name="ce46">
            <text:p>10.608</text:p>
          </table:table-cell>
          <table:table-cell office:value-type="percentage" office:value="0.91796469366562827" table:style-name="ce47">
            <text:p>91,8%</text:p>
          </table:table-cell>
          <table:table-cell office:value-type="float" office:value="11191" table:style-name="ce46">
            <text:p>11.191</text:p>
          </table:table-cell>
          <table:table-cell office:value-type="percentage" office:value="0.88522385698465433" table:style-name="ce47">
            <text:p>88,5%</text:p>
          </table:table-cell>
          <table:table-cell office:value-type="float" office:value="9292" table:style-name="ce46">
            <text:p>9.292</text:p>
          </table:table-cell>
          <table:table-cell office:value-type="percentage" office:value="0.78123423574911721" table:style-name="ce47">
            <text:p>78,1%</text:p>
          </table:table-cell>
          <table:table-cell office:value-type="float" office:value="9297" table:style-name="ce46">
            <text:p>9.297</text:p>
          </table:table-cell>
          <table:table-cell office:value-type="percentage" office:value="0.84772499316130212" table:style-name="ce47">
            <text:p>84,8%</text:p>
          </table:table-cell>
          <table:table-cell office:value-type="float" office:value="8609" table:style-name="ce46">
            <text:p>8.609</text:p>
          </table:table-cell>
          <table:table-cell office:value-type="percentage" office:value="0.94334867411790491" table:style-name="ce47">
            <text:p>94,3%</text:p>
          </table:table-cell>
          <table:table-cell office:value-type="float" office:value="62967" table:style-name="ce46">
            <text:p>62.967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872965546396111" table:style-name="ce47">
            <text:p>88,7%</text:p>
          </table:table-cell>
          <table:table-cell office:value-type="percentage" office:value="0.74780884064511532" table:style-name="ce47">
            <text:p>74,8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17" table:style-name="ce46">
            <text:p>2.017</text:p>
          </table:table-cell>
          <table:table-cell office:value-type="percentage" office:value="0.85866326096211154" table:style-name="ce47">
            <text:p>85,9%</text:p>
          </table:table-cell>
          <table:table-cell office:value-type="float" office:value="3322" table:style-name="ce46">
            <text:p>3.322</text:p>
          </table:table-cell>
          <table:table-cell office:value-type="percentage" office:value="0.88633938100320175" table:style-name="ce47">
            <text:p>88,6%</text:p>
          </table:table-cell>
          <table:table-cell office:value-type="float" office:value="7195" table:style-name="ce46">
            <text:p>7.195</text:p>
          </table:table-cell>
          <table:table-cell office:value-type="percentage" office:value="0.91925386482688132" table:style-name="ce47">
            <text:p>91,9%</text:p>
          </table:table-cell>
          <table:table-cell office:value-type="float" office:value="9720" table:style-name="ce46">
            <text:p>9.720</text:p>
          </table:table-cell>
          <table:table-cell office:value-type="percentage" office:value="0.86025311974511021" table:style-name="ce47">
            <text:p>86,0%</text:p>
          </table:table-cell>
          <table:table-cell office:value-type="float" office:value="10113" table:style-name="ce46">
            <text:p>10.113</text:p>
          </table:table-cell>
          <table:table-cell office:value-type="percentage" office:value="0.84260956507248796" table:style-name="ce47">
            <text:p>84,3%</text:p>
          </table:table-cell>
          <table:table-cell office:value-type="float" office:value="8705" table:style-name="ce46">
            <text:p>8.705</text:p>
          </table:table-cell>
          <table:table-cell office:value-type="percentage" office:value="0.71746476551553617" table:style-name="ce47">
            <text:p>71,7%</text:p>
          </table:table-cell>
          <table:table-cell office:value-type="float" office:value="8897" table:style-name="ce46">
            <text:p>8.897</text:p>
          </table:table-cell>
          <table:table-cell office:value-type="percentage" office:value="0.74172571904960405" table:style-name="ce47">
            <text:p>74,2%</text:p>
          </table:table-cell>
          <table:table-cell office:value-type="float" office:value="8091" table:style-name="ce46">
            <text:p>8.091</text:p>
          </table:table-cell>
          <table:table-cell office:value-type="percentage" office:value="0.84510131606434091" table:style-name="ce47">
            <text:p>84,5%</text:p>
          </table:table-cell>
          <table:table-cell office:value-type="float" office:value="58060" table:style-name="ce46">
            <text:p>58.06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1858812581950458" table:style-name="ce47">
            <text:p>81,9%</text:p>
          </table:table-cell>
          <table:table-cell office:value-type="percentage" office:value="0.66677385272635403" table:style-name="ce47">
            <text:p>66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1" table:style-name="ce46">
            <text:p>3.671</text:p>
          </table:table-cell>
          <table:table-cell office:value-type="string" table:style-name="ce47">
            <text:p>-</text:p>
          </table:table-cell>
          <table:table-cell office:value-type="float" office:value="9765" table:style-name="ce46">
            <text:p>9.765</text:p>
          </table:table-cell>
          <table:table-cell office:value-type="string" table:style-name="ce47">
            <text:p>-</text:p>
          </table:table-cell>
          <table:table-cell office:value-type="float" office:value="22769" table:style-name="ce46">
            <text:p>22.769</text:p>
          </table:table-cell>
          <table:table-cell office:value-type="string" table:style-name="ce47">
            <text:p>-</text:p>
          </table:table-cell>
          <table:table-cell office:value-type="float" office:value="32824" table:style-name="ce46">
            <text:p>32.824</text:p>
          </table:table-cell>
          <table:table-cell office:value-type="string" table:style-name="ce47">
            <text:p>-</text:p>
          </table:table-cell>
          <table:table-cell office:value-type="float" office:value="24866" table:style-name="ce46">
            <text:p>24.866</text:p>
          </table:table-cell>
          <table:table-cell office:value-type="string" table:style-name="ce47">
            <text:p>-</text:p>
          </table:table-cell>
          <table:table-cell office:value-type="float" office:value="1190" table:style-name="ce46">
            <text:p>1.190</text:p>
          </table:table-cell>
          <table:table-cell office:value-type="string" table:style-name="ce47">
            <text:p>-</text:p>
          </table:table-cell>
          <table:table-cell office:value-type="float" office:value="95137" table:style-name="ce46">
            <text:p>95.137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8" table:style-name="ce49">
            <text:p>28</text:p>
          </table:table-cell>
          <table:table-cell office:value-type="string" table:style-name="ce50">
            <text:p>-</text:p>
          </table:table-cell>
          <table:table-cell office:value-type="float" office:value="42" table:style-name="ce49">
            <text:p>42</text:p>
          </table:table-cell>
          <table:table-cell office:value-type="string" table:style-name="ce50">
            <text:p>-</text:p>
          </table:table-cell>
          <table:table-cell office:value-type="float" office:value="240" table:style-name="ce49">
            <text:p>240</text:p>
          </table:table-cell>
          <table:table-cell office:value-type="string" table:style-name="ce50">
            <text:p>-</text:p>
          </table:table-cell>
          <table:table-cell office:value-type="float" office:value="725" table:style-name="ce49">
            <text:p>725</text:p>
          </table:table-cell>
          <table:table-cell office:value-type="string" table:style-name="ce50">
            <text:p>-</text:p>
          </table:table-cell>
          <table:table-cell office:value-type="float" office:value="1385" table:style-name="ce49">
            <text:p>1.385</text:p>
          </table:table-cell>
          <table:table-cell office:value-type="string" table:style-name="ce50">
            <text:p>-</text:p>
          </table:table-cell>
          <table:table-cell office:value-type="float" office:value="1643" table:style-name="ce49">
            <text:p>1.643</text:p>
          </table:table-cell>
          <table:table-cell office:value-type="string" table:style-name="ce50">
            <text:p>-</text:p>
          </table:table-cell>
          <table:table-cell office:value-type="float" office:value="1357" table:style-name="ce49">
            <text:p>1.357</text:p>
          </table:table-cell>
          <table:table-cell office:value-type="string" table:style-name="ce50">
            <text:p>-</text:p>
          </table:table-cell>
          <table:table-cell office:value-type="float" office:value="177" table:style-name="ce49">
            <text:p>177</text:p>
          </table:table-cell>
          <table:table-cell office:value-type="string" table:style-name="ce50">
            <text:p>-</text:p>
          </table:table-cell>
          <table:table-cell office:value-type="float" office:value="5597" table:style-name="ce49">
            <text:p>5.59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38888" table:style-name="ce53">
            <text:p>2.938.888</text:p>
          </table:table-cell>
          <table:table-cell office:value-type="percentage" office:value="1" table:style-name="ce54">
            <text:p>100,0%</text:p>
          </table:table-cell>
          <table:table-cell office:value-type="float" office:value="3944759" table:style-name="ce53">
            <text:p>3.944.759</text:p>
          </table:table-cell>
          <table:table-cell office:value-type="percentage" office:value="0.99613994285418472" table:style-name="ce54">
            <text:p>99,6%</text:p>
          </table:table-cell>
          <table:table-cell office:value-type="float" office:value="5284018" table:style-name="ce53">
            <text:p>5.284.018</text:p>
          </table:table-cell>
          <table:table-cell office:value-type="percentage" office:value="0.99007529718084331" table:style-name="ce54">
            <text:p>99,0%</text:p>
          </table:table-cell>
          <table:table-cell office:value-type="float" office:value="6689625" table:style-name="ce53">
            <text:p>6.689.625</text:p>
          </table:table-cell>
          <table:table-cell office:value-type="percentage" office:value="0.95113521294253367" table:style-name="ce54">
            <text:p>95,1%</text:p>
          </table:table-cell>
          <table:table-cell office:value-type="float" office:value="6990820" table:style-name="ce53">
            <text:p>6.990.820</text:p>
          </table:table-cell>
          <table:table-cell office:value-type="percentage" office:value="0.88584046832782182" table:style-name="ce54">
            <text:p>88,6%</text:p>
          </table:table-cell>
          <table:table-cell office:value-type="float" office:value="4924456" table:style-name="ce53">
            <text:p>4.924.456</text:p>
          </table:table-cell>
          <table:table-cell office:value-type="percentage" office:value="0.79039124756456369" table:style-name="ce54">
            <text:p>79,0%</text:p>
          </table:table-cell>
          <table:table-cell office:value-type="float" office:value="4017774" table:style-name="ce53">
            <text:p>4.017.774</text:p>
          </table:table-cell>
          <table:table-cell office:value-type="percentage" office:value="0.81255136875485379" table:style-name="ce54">
            <text:p>81,3%</text:p>
          </table:table-cell>
          <table:table-cell office:value-type="float" office:value="3354285" table:style-name="ce53">
            <text:p>3.354.285</text:p>
          </table:table-cell>
          <table:table-cell office:value-type="percentage" office:value="0.86257543036388129" table:style-name="ce54">
            <text:p>86,3%</text:p>
          </table:table-cell>
          <table:table-cell office:value-type="float" office:value="38144625" table:style-name="ce53">
            <text:p>38.144.625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562159716373003" table:style-name="ce54">
            <text:p>90,6%</text:p>
          </table:table-cell>
          <table:table-cell office:value-type="percentage" office:value="0.80387746928159998" table:style-name="ce54">
            <text:p>80,4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8852" table:style-name="ce43">
            <text:p>428.852</text:p>
          </table:table-cell>
          <table:table-cell office:value-type="percentage" office:value="1" table:style-name="ce44">
            <text:p>100,0%</text:p>
          </table:table-cell>
          <table:table-cell office:value-type="float" office:value="649745" table:style-name="ce43">
            <text:p>649.745</text:p>
          </table:table-cell>
          <table:table-cell office:value-type="percentage" office:value="0.99902211165455324" table:style-name="ce44">
            <text:p>99,9%</text:p>
          </table:table-cell>
          <table:table-cell office:value-type="float" office:value="922360" table:style-name="ce43">
            <text:p>922.360</text:p>
          </table:table-cell>
          <table:table-cell office:value-type="percentage" office:value="1.006781662768093" table:style-name="ce44">
            <text:p>100,7%</text:p>
          </table:table-cell>
          <table:table-cell office:value-type="float" office:value="1207487" table:style-name="ce43">
            <text:p>1.207.487</text:p>
          </table:table-cell>
          <table:table-cell office:value-type="percentage" office:value="0.95451933209013917" table:style-name="ce44">
            <text:p>95,5%</text:p>
          </table:table-cell>
          <table:table-cell office:value-type="float" office:value="1239534" table:style-name="ce43">
            <text:p>1.239.534</text:p>
          </table:table-cell>
          <table:table-cell office:value-type="percentage" office:value="0.89489673774144218" table:style-name="ce44">
            <text:p>89,5%</text:p>
          </table:table-cell>
          <table:table-cell office:value-type="float" office:value="911294" table:style-name="ce43">
            <text:p>911.294</text:p>
          </table:table-cell>
          <table:table-cell office:value-type="percentage" office:value="0.79922856789540941" table:style-name="ce44">
            <text:p>79,9%</text:p>
          </table:table-cell>
          <table:table-cell office:value-type="float" office:value="746206" table:style-name="ce43">
            <text:p>746.206</text:p>
          </table:table-cell>
          <table:table-cell office:value-type="percentage" office:value="0.80351943420281868" table:style-name="ce44">
            <text:p>80,4%</text:p>
          </table:table-cell>
          <table:table-cell office:value-type="float" office:value="655127" table:style-name="ce43">
            <text:p>655.127</text:p>
          </table:table-cell>
          <table:table-cell office:value-type="percentage" office:value="0.87013004262146587" table:style-name="ce44">
            <text:p>87,0%</text:p>
          </table:table-cell>
          <table:table-cell office:value-type="float" office:value="6760605" table:style-name="ce43">
            <text:p>6.760.605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0722325289604433" table:style-name="ce44">
            <text:p>90,7%</text:p>
          </table:table-cell>
          <table:table-cell office:value-type="percentage" office:value="0.79870944357498708" table:style-name="ce44">
            <text:p>79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037" table:style-name="ce46">
            <text:p>100.037</text:p>
          </table:table-cell>
          <table:table-cell office:value-type="percentage" office:value="1" table:style-name="ce47">
            <text:p>100,0%</text:p>
          </table:table-cell>
          <table:table-cell office:value-type="float" office:value="118623" table:style-name="ce46">
            <text:p>118.623</text:p>
          </table:table-cell>
          <table:table-cell office:value-type="percentage" office:value="0.99720902862426963" table:style-name="ce47">
            <text:p>99,7%</text:p>
          </table:table-cell>
          <table:table-cell office:value-type="float" office:value="152704" table:style-name="ce46">
            <text:p>152.704</text:p>
          </table:table-cell>
          <table:table-cell office:value-type="percentage" office:value="0.97657434113335939" table:style-name="ce47">
            <text:p>97,7%</text:p>
          </table:table-cell>
          <table:table-cell office:value-type="float" office:value="184212" table:style-name="ce46">
            <text:p>184.212</text:p>
          </table:table-cell>
          <table:table-cell office:value-type="percentage" office:value="0.92911543078490511" table:style-name="ce47">
            <text:p>92,9%</text:p>
          </table:table-cell>
          <table:table-cell office:value-type="float" office:value="185645" table:style-name="ce46">
            <text:p>185.645</text:p>
          </table:table-cell>
          <table:table-cell office:value-type="percentage" office:value="0.86369409564396138" table:style-name="ce47">
            <text:p>86,4%</text:p>
          </table:table-cell>
          <table:table-cell office:value-type="float" office:value="122867" table:style-name="ce46">
            <text:p>122.867</text:p>
          </table:table-cell>
          <table:table-cell office:value-type="percentage" office:value="0.74788478628732824" table:style-name="ce47">
            <text:p>74,8%</text:p>
          </table:table-cell>
          <table:table-cell office:value-type="float" office:value="100929" table:style-name="ce46">
            <text:p>100.929</text:p>
          </table:table-cell>
          <table:table-cell office:value-type="percentage" office:value="0.77398946327098717" table:style-name="ce47">
            <text:p>77,4%</text:p>
          </table:table-cell>
          <table:table-cell office:value-type="float" office:value="85822" table:style-name="ce46">
            <text:p>85.822</text:p>
          </table:table-cell>
          <table:table-cell office:value-type="percentage" office:value="0.83234247252907123" table:style-name="ce47">
            <text:p>83,2%</text:p>
          </table:table-cell>
          <table:table-cell office:value-type="float" office:value="1050839" table:style-name="ce46">
            <text:p>1.050.839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668369990228957" table:style-name="ce47">
            <text:p>88,7%</text:p>
          </table:table-cell>
          <table:table-cell office:value-type="percentage" office:value="0.79046646171066304" table:style-name="ce47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4" table:style-name="ce46">
            <text:p>88.194</text:p>
          </table:table-cell>
          <table:table-cell office:value-type="percentage" office:value="1" table:style-name="ce47">
            <text:p>100,0%</text:p>
          </table:table-cell>
          <table:table-cell office:value-type="float" office:value="113963" table:style-name="ce46">
            <text:p>113.963</text:p>
          </table:table-cell>
          <table:table-cell office:value-type="percentage" office:value="1" table:style-name="ce47">
            <text:p>100,0%</text:p>
          </table:table-cell>
          <table:table-cell office:value-type="float" office:value="147430" table:style-name="ce46">
            <text:p>147.430</text:p>
          </table:table-cell>
          <table:table-cell office:value-type="percentage" office:value="0.98515221981664125" table:style-name="ce47">
            <text:p>98,5%</text:p>
          </table:table-cell>
          <table:table-cell office:value-type="float" office:value="152507" table:style-name="ce46">
            <text:p>152.507</text:p>
          </table:table-cell>
          <table:table-cell office:value-type="percentage" office:value="0.93766792708045132" table:style-name="ce47">
            <text:p>93,8%</text:p>
          </table:table-cell>
          <table:table-cell office:value-type="float" office:value="149849" table:style-name="ce46">
            <text:p>149.849</text:p>
          </table:table-cell>
          <table:table-cell office:value-type="percentage" office:value="0.89733701412634059" table:style-name="ce47">
            <text:p>89,7%</text:p>
          </table:table-cell>
          <table:table-cell office:value-type="float" office:value="89520" table:style-name="ce46">
            <text:p>89.520</text:p>
          </table:table-cell>
          <table:table-cell office:value-type="percentage" office:value="0.78216878838979131" table:style-name="ce47">
            <text:p>78,2%</text:p>
          </table:table-cell>
          <table:table-cell office:value-type="float" office:value="65145" table:style-name="ce46">
            <text:p>65.145</text:p>
          </table:table-cell>
          <table:table-cell office:value-type="percentage" office:value="0.82346323520117304" table:style-name="ce47">
            <text:p>82,3%</text:p>
          </table:table-cell>
          <table:table-cell office:value-type="float" office:value="59600" table:style-name="ce46">
            <text:p>59.600</text:p>
          </table:table-cell>
          <table:table-cell office:value-type="percentage" office:value="0.93125000000000002" table:style-name="ce47">
            <text:p>93,1%</text:p>
          </table:table-cell>
          <table:table-cell office:value-type="float" office:value="866208" table:style-name="ce46">
            <text:p>866.208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749005007886054" table:style-name="ce47">
            <text:p>92,7%</text:p>
          </table:table-cell>
          <table:table-cell office:value-type="percentage" office:value="0.85023714545968532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0957" table:style-name="ce46">
            <text:p>50.957</text:p>
          </table:table-cell>
          <table:table-cell office:value-type="percentage" office:value="1" table:style-name="ce47">
            <text:p>100,0%</text:p>
          </table:table-cell>
          <table:table-cell office:value-type="float" office:value="78909" table:style-name="ce46">
            <text:p>78.909</text:p>
          </table:table-cell>
          <table:table-cell office:value-type="percentage" office:value="0.98004123404043919" table:style-name="ce47">
            <text:p>98,0%</text:p>
          </table:table-cell>
          <table:table-cell office:value-type="float" office:value="109534" table:style-name="ce46">
            <text:p>109.534</text:p>
          </table:table-cell>
          <table:table-cell office:value-type="percentage" office:value="0.93434330509848074" table:style-name="ce47">
            <text:p>93,4%</text:p>
          </table:table-cell>
          <table:table-cell office:value-type="float" office:value="148974" table:style-name="ce46">
            <text:p>148.974</text:p>
          </table:table-cell>
          <table:table-cell office:value-type="percentage" office:value="0.89853254280837414" table:style-name="ce47">
            <text:p>89,9%</text:p>
          </table:table-cell>
          <table:table-cell office:value-type="float" office:value="165712" table:style-name="ce46">
            <text:p>165.712</text:p>
          </table:table-cell>
          <table:table-cell office:value-type="percentage" office:value="0.80375608715053448" table:style-name="ce47">
            <text:p>80,4%</text:p>
          </table:table-cell>
          <table:table-cell office:value-type="float" office:value="123894" table:style-name="ce46">
            <text:p>123.894</text:p>
          </table:table-cell>
          <table:table-cell office:value-type="percentage" office:value="0.68003754384231585" table:style-name="ce47">
            <text:p>68,0%</text:p>
          </table:table-cell>
          <table:table-cell office:value-type="float" office:value="94418" table:style-name="ce46">
            <text:p>94.418</text:p>
          </table:table-cell>
          <table:table-cell office:value-type="percentage" office:value="0.68447608415131" table:style-name="ce47">
            <text:p>68,4%</text:p>
          </table:table-cell>
          <table:table-cell office:value-type="float" office:value="73083" table:style-name="ce46">
            <text:p>73.083</text:p>
          </table:table-cell>
          <table:table-cell office:value-type="percentage" office:value="0.765427314620863" table:style-name="ce47">
            <text:p>76,5%</text:p>
          </table:table-cell>
          <table:table-cell office:value-type="float" office:value="845481" table:style-name="ce46">
            <text:p>845.481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1699484088293473" table:style-name="ce47">
            <text:p>81,7%</text:p>
          </table:table-cell>
          <table:table-cell office:value-type="percentage" office:value="0.72168157720203185" table:style-name="ce47">
            <text:p>7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38" table:style-name="ce46">
            <text:p>92.038</text:p>
          </table:table-cell>
          <table:table-cell office:value-type="percentage" office:value="1" table:style-name="ce47">
            <text:p>100,0%</text:p>
          </table:table-cell>
          <table:table-cell office:value-type="float" office:value="150397" table:style-name="ce46">
            <text:p>150.397</text:p>
          </table:table-cell>
          <table:table-cell office:value-type="percentage" office:value="0.97324808614452762" table:style-name="ce47">
            <text:p>97,3%</text:p>
          </table:table-cell>
          <table:table-cell office:value-type="float" office:value="221207" table:style-name="ce46">
            <text:p>221.207</text:p>
          </table:table-cell>
          <table:table-cell office:value-type="percentage" office:value="0.94093801575553404" table:style-name="ce47">
            <text:p>94,1%</text:p>
          </table:table-cell>
          <table:table-cell office:value-type="float" office:value="318656" table:style-name="ce46">
            <text:p>318.656</text:p>
          </table:table-cell>
          <table:table-cell office:value-type="percentage" office:value="0.90911580773268819" table:style-name="ce47">
            <text:p>90,9%</text:p>
          </table:table-cell>
          <table:table-cell office:value-type="float" office:value="314367" table:style-name="ce46">
            <text:p>314.367</text:p>
          </table:table-cell>
          <table:table-cell office:value-type="percentage" office:value="0.81038296161103718" table:style-name="ce47">
            <text:p>81,0%</text:p>
          </table:table-cell>
          <table:table-cell office:value-type="float" office:value="223153" table:style-name="ce46">
            <text:p>223.153</text:p>
          </table:table-cell>
          <table:table-cell office:value-type="percentage" office:value="0.71768606842609683" table:style-name="ce47">
            <text:p>71,8%</text:p>
          </table:table-cell>
          <table:table-cell office:value-type="float" office:value="179441" table:style-name="ce46">
            <text:p>179.441</text:p>
          </table:table-cell>
          <table:table-cell office:value-type="percentage" office:value="0.71278024055801836" table:style-name="ce47">
            <text:p>71,3%</text:p>
          </table:table-cell>
          <table:table-cell office:value-type="float" office:value="145586" table:style-name="ce46">
            <text:p>145.586</text:p>
          </table:table-cell>
          <table:table-cell office:value-type="percentage" office:value="0.80972430018298414" table:style-name="ce47">
            <text:p>81,0%</text:p>
          </table:table-cell>
          <table:table-cell office:value-type="float" office:value="1644845" table:style-name="ce46">
            <text:p>1.644.845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3887536248440664" table:style-name="ce47">
            <text:p>83,9%</text:p>
          </table:table-cell>
          <table:table-cell office:value-type="percentage" office:value="0.75591970778767181" table:style-name="ce47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1919" table:style-name="ce46">
            <text:p>41.919</text:p>
          </table:table-cell>
          <table:table-cell office:value-type="percentage" office:value="1" table:style-name="ce47">
            <text:p>100,0%</text:p>
          </table:table-cell>
          <table:table-cell office:value-type="float" office:value="55731" table:style-name="ce46">
            <text:p>55.731</text:p>
          </table:table-cell>
          <table:table-cell office:value-type="percentage" office:value="1" table:style-name="ce47">
            <text:p>100,0%</text:p>
          </table:table-cell>
          <table:table-cell office:value-type="float" office:value="76320" table:style-name="ce46">
            <text:p>76.320</text:p>
          </table:table-cell>
          <table:table-cell office:value-type="percentage" office:value="0.98674768892623954" table:style-name="ce47">
            <text:p>98,7%</text:p>
          </table:table-cell>
          <table:table-cell office:value-type="float" office:value="83835" table:style-name="ce46">
            <text:p>83.835</text:p>
          </table:table-cell>
          <table:table-cell office:value-type="percentage" office:value="0.93187274909963991" table:style-name="ce47">
            <text:p>93,2%</text:p>
          </table:table-cell>
          <table:table-cell office:value-type="float" office:value="87256" table:style-name="ce46">
            <text:p>87.256</text:p>
          </table:table-cell>
          <table:table-cell office:value-type="percentage" office:value="0.89247102864916283" table:style-name="ce47">
            <text:p>89,2%</text:p>
          </table:table-cell>
          <table:table-cell office:value-type="float" office:value="53969" table:style-name="ce46">
            <text:p>53.969</text:p>
          </table:table-cell>
          <table:table-cell office:value-type="percentage" office:value="0.76581101982319466" table:style-name="ce47">
            <text:p>76,6%</text:p>
          </table:table-cell>
          <table:table-cell office:value-type="float" office:value="40432" table:style-name="ce46">
            <text:p>40.432</text:p>
          </table:table-cell>
          <table:table-cell office:value-type="percentage" office:value="0.80055440055440052" table:style-name="ce47">
            <text:p>80,1%</text:p>
          </table:table-cell>
          <table:table-cell office:value-type="float" office:value="38676" table:style-name="ce46">
            <text:p>38.676</text:p>
          </table:table-cell>
          <table:table-cell office:value-type="percentage" office:value="0.87973978117962837" table:style-name="ce47">
            <text:p>88,0%</text:p>
          </table:table-cell>
          <table:table-cell office:value-type="float" office:value="478138" table:style-name="ce46">
            <text:p>478.138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225599902313748" table:style-name="ce47">
            <text:p>91,2%</text:p>
          </table:table-cell>
          <table:table-cell office:value-type="percentage" office:value="0.82026745353016361" table:style-name="ce47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089" table:style-name="ce46">
            <text:p>227.089</text:p>
          </table:table-cell>
          <table:table-cell office:value-type="percentage" office:value="1" table:style-name="ce47">
            <text:p>100,0%</text:p>
          </table:table-cell>
          <table:table-cell office:value-type="float" office:value="249211" table:style-name="ce46">
            <text:p>249.211</text:p>
          </table:table-cell>
          <table:table-cell office:value-type="percentage" office:value="1" table:style-name="ce47">
            <text:p>100,0%</text:p>
          </table:table-cell>
          <table:table-cell office:value-type="float" office:value="318225" table:style-name="ce46">
            <text:p>318.225</text:p>
          </table:table-cell>
          <table:table-cell office:value-type="percentage" office:value="0.99890135760809862" table:style-name="ce47">
            <text:p>99,9%</text:p>
          </table:table-cell>
          <table:table-cell office:value-type="float" office:value="349099" table:style-name="ce46">
            <text:p>349.099</text:p>
          </table:table-cell>
          <table:table-cell office:value-type="percentage" office:value="0.91584967534596973" table:style-name="ce47">
            <text:p>91,6%</text:p>
          </table:table-cell>
          <table:table-cell office:value-type="float" office:value="316081" table:style-name="ce46">
            <text:p>316.081</text:p>
          </table:table-cell>
          <table:table-cell office:value-type="percentage" office:value="0.87001555167146061" table:style-name="ce47">
            <text:p>87,0%</text:p>
          </table:table-cell>
          <table:table-cell office:value-type="float" office:value="206911" table:style-name="ce46">
            <text:p>206.911</text:p>
          </table:table-cell>
          <table:table-cell office:value-type="percentage" office:value="0.77268161160342519" table:style-name="ce47">
            <text:p>77,3%</text:p>
          </table:table-cell>
          <table:table-cell office:value-type="float" office:value="166533" table:style-name="ce46">
            <text:p>166.533</text:p>
          </table:table-cell>
          <table:table-cell office:value-type="percentage" office:value="0.78923348151237405" table:style-name="ce47">
            <text:p>78,9%</text:p>
          </table:table-cell>
          <table:table-cell office:value-type="float" office:value="134838" table:style-name="ce46">
            <text:p>134.838</text:p>
          </table:table-cell>
          <table:table-cell office:value-type="percentage" office:value="0.81550967086402726" table:style-name="ce47">
            <text:p>81,6%</text:p>
          </table:table-cell>
          <table:table-cell office:value-type="float" office:value="1967987" table:style-name="ce46">
            <text:p>1.967.987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430064886757189" table:style-name="ce47">
            <text:p>90,4%</text:p>
          </table:table-cell>
          <table:table-cell office:value-type="percentage" office:value="0.82173460636230555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405" table:style-name="ce46">
            <text:p>136.405</text:p>
          </table:table-cell>
          <table:table-cell office:value-type="percentage" office:value="1" table:style-name="ce47">
            <text:p>100,0%</text:p>
          </table:table-cell>
          <table:table-cell office:value-type="float" office:value="157211" table:style-name="ce46">
            <text:p>157.211</text:p>
          </table:table-cell>
          <table:table-cell office:value-type="percentage" office:value="0.98812075348363615" table:style-name="ce47">
            <text:p>98,8%</text:p>
          </table:table-cell>
          <table:table-cell office:value-type="float" office:value="216785" table:style-name="ce46">
            <text:p>216.785</text:p>
          </table:table-cell>
          <table:table-cell office:value-type="percentage" office:value="0.99240537620625879" table:style-name="ce47">
            <text:p>99,2%</text:p>
          </table:table-cell>
          <table:table-cell office:value-type="float" office:value="278048" table:style-name="ce46">
            <text:p>278.048</text:p>
          </table:table-cell>
          <table:table-cell office:value-type="percentage" office:value="0.90428583508413607" table:style-name="ce47">
            <text:p>90,4%</text:p>
          </table:table-cell>
          <table:table-cell office:value-type="float" office:value="276790" table:style-name="ce46">
            <text:p>276.790</text:p>
          </table:table-cell>
          <table:table-cell office:value-type="percentage" office:value="0.83722266753376384" table:style-name="ce47">
            <text:p>83,7%</text:p>
          </table:table-cell>
          <table:table-cell office:value-type="float" office:value="195550" table:style-name="ce46">
            <text:p>195.550</text:p>
          </table:table-cell>
          <table:table-cell office:value-type="percentage" office:value="0.73542408640809931" table:style-name="ce47">
            <text:p>73,5%</text:p>
          </table:table-cell>
          <table:table-cell office:value-type="float" office:value="162443" table:style-name="ce46">
            <text:p>162.443</text:p>
          </table:table-cell>
          <table:table-cell office:value-type="percentage" office:value="0.74484728711672754" table:style-name="ce47">
            <text:p>74,5%</text:p>
          </table:table-cell>
          <table:table-cell office:value-type="float" office:value="142652" table:style-name="ce46">
            <text:p>142.652</text:p>
          </table:table-cell>
          <table:table-cell office:value-type="percentage" office:value="0.81997102982089076" table:style-name="ce47">
            <text:p>82,0%</text:p>
          </table:table-cell>
          <table:table-cell office:value-type="float" office:value="1565884" table:style-name="ce46">
            <text:p>1.565.884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571088642977823" table:style-name="ce47">
            <text:p>86,6%</text:p>
          </table:table-cell>
          <table:table-cell office:value-type="percentage" office:value="0.76563070690160129" table:style-name="ce47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410" table:style-name="ce46">
            <text:p>453.410</text:p>
          </table:table-cell>
          <table:table-cell office:value-type="percentage" office:value="1" table:style-name="ce47">
            <text:p>100,0%</text:p>
          </table:table-cell>
          <table:table-cell office:value-type="float" office:value="614651" table:style-name="ce46">
            <text:p>614.651</text:p>
          </table:table-cell>
          <table:table-cell office:value-type="percentage" office:value="0.96750942873513279" table:style-name="ce47">
            <text:p>96,8%</text:p>
          </table:table-cell>
          <table:table-cell office:value-type="float" office:value="788698" table:style-name="ce46">
            <text:p>788.698</text:p>
          </table:table-cell>
          <table:table-cell office:value-type="percentage" office:value="0.94163451068788329" table:style-name="ce47">
            <text:p>94,2%</text:p>
          </table:table-cell>
          <table:table-cell office:value-type="float" office:value="1015803" table:style-name="ce46">
            <text:p>1.015.803</text:p>
          </table:table-cell>
          <table:table-cell office:value-type="percentage" office:value="0.93040997270512371" table:style-name="ce47">
            <text:p>93,0%</text:p>
          </table:table-cell>
          <table:table-cell office:value-type="float" office:value="1112938" table:style-name="ce46">
            <text:p>1.112.938</text:p>
          </table:table-cell>
          <table:table-cell office:value-type="percentage" office:value="0.84521266294792885" table:style-name="ce47">
            <text:p>84,5%</text:p>
          </table:table-cell>
          <table:table-cell office:value-type="float" office:value="756573" table:style-name="ce46">
            <text:p>756.573</text:p>
          </table:table-cell>
          <table:table-cell office:value-type="percentage" office:value="0.72423448191359419" table:style-name="ce47">
            <text:p>72,4%</text:p>
          </table:table-cell>
          <table:table-cell office:value-type="float" office:value="615714" table:style-name="ce46">
            <text:p>615.714</text:p>
          </table:table-cell>
          <table:table-cell office:value-type="percentage" office:value="0.73392336712617778" table:style-name="ce47">
            <text:p>73,4%</text:p>
          </table:table-cell>
          <table:table-cell office:value-type="float" office:value="516152" table:style-name="ce46">
            <text:p>516.152</text:p>
          </table:table-cell>
          <table:table-cell office:value-type="percentage" office:value="0.78661802043994966" table:style-name="ce47">
            <text:p>78,7%</text:p>
          </table:table-cell>
          <table:table-cell office:value-type="float" office:value="5873939" table:style-name="ce46">
            <text:p>5.873.93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521711150842417" table:style-name="ce47">
            <text:p>85,5%</text:p>
          </table:table-cell>
          <table:table-cell office:value-type="percentage" office:value="0.75495853147344782" table:style-name="ce47">
            <text:p>75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439" table:style-name="ce46">
            <text:p>293.439</text:p>
          </table:table-cell>
          <table:table-cell office:value-type="percentage" office:value="1" table:style-name="ce47">
            <text:p>100,0%</text:p>
          </table:table-cell>
          <table:table-cell office:value-type="float" office:value="431989" table:style-name="ce46">
            <text:p>431.989</text:p>
          </table:table-cell>
          <table:table-cell office:value-type="percentage" office:value="0.98658709821816004" table:style-name="ce47">
            <text:p>98,7%</text:p>
          </table:table-cell>
          <table:table-cell office:value-type="float" office:value="565698" table:style-name="ce46">
            <text:p>565.698</text:p>
          </table:table-cell>
          <table:table-cell office:value-type="percentage" office:value="0.97411869239988425" table:style-name="ce47">
            <text:p>97,4%</text:p>
          </table:table-cell>
          <table:table-cell office:value-type="float" office:value="710076" table:style-name="ce46">
            <text:p>710.076</text:p>
          </table:table-cell>
          <table:table-cell office:value-type="percentage" office:value="0.94383079855489715" table:style-name="ce47">
            <text:p>94,4%</text:p>
          </table:table-cell>
          <table:table-cell office:value-type="float" office:value="745627" table:style-name="ce46">
            <text:p>745.627</text:p>
          </table:table-cell>
          <table:table-cell office:value-type="percentage" office:value="0.87557245992193411" table:style-name="ce47">
            <text:p>87,6%</text:p>
          </table:table-cell>
          <table:table-cell office:value-type="float" office:value="499541" table:style-name="ce46">
            <text:p>499.541</text:p>
          </table:table-cell>
          <table:table-cell office:value-type="percentage" office:value="0.7699947129827871" table:style-name="ce47">
            <text:p>77,0%</text:p>
          </table:table-cell>
          <table:table-cell office:value-type="float" office:value="412760" table:style-name="ce46">
            <text:p>412.760</text:p>
          </table:table-cell>
          <table:table-cell office:value-type="percentage" office:value="0.79972719839729056" table:style-name="ce47">
            <text:p>80,0%</text:p>
          </table:table-cell>
          <table:table-cell office:value-type="float" office:value="360934" table:style-name="ce46">
            <text:p>360.934</text:p>
          </table:table-cell>
          <table:table-cell office:value-type="percentage" office:value="0.85019468542933263" table:style-name="ce47">
            <text:p>85,0%</text:p>
          </table:table-cell>
          <table:table-cell office:value-type="float" office:value="4020064" table:style-name="ce46">
            <text:p>4.020.06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564458536883151" table:style-name="ce47">
            <text:p>89,6%</text:p>
          </table:table-cell>
          <table:table-cell office:value-type="percentage" office:value="0.79489487880319998" table:style-name="ce47">
            <text:p>79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487" table:style-name="ce46">
            <text:p>77.487</text:p>
          </table:table-cell>
          <table:table-cell office:value-type="percentage" office:value="1" table:style-name="ce47">
            <text:p>100,0%</text:p>
          </table:table-cell>
          <table:table-cell office:value-type="float" office:value="95495" table:style-name="ce46">
            <text:p>95.495</text:p>
          </table:table-cell>
          <table:table-cell office:value-type="percentage" office:value="1" table:style-name="ce47">
            <text:p>100,0%</text:p>
          </table:table-cell>
          <table:table-cell office:value-type="float" office:value="131716" table:style-name="ce46">
            <text:p>131.716</text:p>
          </table:table-cell>
          <table:table-cell office:value-type="percentage" office:value="1.0512302768621755" table:style-name="ce47">
            <text:p>105,1%</text:p>
          </table:table-cell>
          <table:table-cell office:value-type="float" office:value="160370" table:style-name="ce46">
            <text:p>160.370</text:p>
          </table:table-cell>
          <table:table-cell office:value-type="percentage" office:value="0.94772361951588502" table:style-name="ce47">
            <text:p>94,8%</text:p>
          </table:table-cell>
          <table:table-cell office:value-type="float" office:value="144531" table:style-name="ce46">
            <text:p>144.531</text:p>
          </table:table-cell>
          <table:table-cell office:value-type="percentage" office:value="0.90618455866678371" table:style-name="ce47">
            <text:p>90,6%</text:p>
          </table:table-cell>
          <table:table-cell office:value-type="float" office:value="110826" table:style-name="ce46">
            <text:p>110.826</text:p>
          </table:table-cell>
          <table:table-cell office:value-type="percentage" office:value="0.8302879104578248" table:style-name="ce47">
            <text:p>83,0%</text:p>
          </table:table-cell>
          <table:table-cell office:value-type="float" office:value="90601" table:style-name="ce46">
            <text:p>90.601</text:p>
          </table:table-cell>
          <table:table-cell office:value-type="percentage" office:value="0.79951464878220968" table:style-name="ce47">
            <text:p>80,0%</text:p>
          </table:table-cell>
          <table:table-cell office:value-type="float" office:value="74884" table:style-name="ce46">
            <text:p>74.884</text:p>
          </table:table-cell>
          <table:table-cell office:value-type="percentage" office:value="0.88358702064896755" table:style-name="ce47">
            <text:p>88,4%</text:p>
          </table:table-cell>
          <table:table-cell office:value-type="float" office:value="885910" table:style-name="ce46">
            <text:p>885.91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2917518409711386" table:style-name="ce47">
            <text:p>92,9%</text:p>
          </table:table-cell>
          <table:table-cell office:value-type="percentage" office:value="0.83263235359078636" table:style-name="ce47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796" table:style-name="ce46">
            <text:p>240.796</text:p>
          </table:table-cell>
          <table:table-cell office:value-type="percentage" office:value="1" table:style-name="ce47">
            <text:p>100,0%</text:p>
          </table:table-cell>
          <table:table-cell office:value-type="float" office:value="290216" table:style-name="ce46">
            <text:p>290.216</text:p>
          </table:table-cell>
          <table:table-cell office:value-type="percentage" office:value="1" table:style-name="ce47">
            <text:p>100,0%</text:p>
          </table:table-cell>
          <table:table-cell office:value-type="float" office:value="345144" table:style-name="ce46">
            <text:p>345.144</text:p>
          </table:table-cell>
          <table:table-cell office:value-type="percentage" office:value="0.99486059026826967" table:style-name="ce47">
            <text:p>99,5%</text:p>
          </table:table-cell>
          <table:table-cell office:value-type="float" office:value="389218" table:style-name="ce46">
            <text:p>389.218</text:p>
          </table:table-cell>
          <table:table-cell office:value-type="percentage" office:value="0.95892719438072971" table:style-name="ce47">
            <text:p>95,9%</text:p>
          </table:table-cell>
          <table:table-cell office:value-type="float" office:value="405614" table:style-name="ce46">
            <text:p>405.614</text:p>
          </table:table-cell>
          <table:table-cell office:value-type="percentage" office:value="0.91515068103722519" table:style-name="ce47">
            <text:p>91,5%</text:p>
          </table:table-cell>
          <table:table-cell office:value-type="float" office:value="260408" table:style-name="ce46">
            <text:p>260.408</text:p>
          </table:table-cell>
          <table:table-cell office:value-type="percentage" office:value="0.80519962400435363" table:style-name="ce47">
            <text:p>80,5%</text:p>
          </table:table-cell>
          <table:table-cell office:value-type="float" office:value="194687" table:style-name="ce46">
            <text:p>194.687</text:p>
          </table:table-cell>
          <table:table-cell office:value-type="percentage" office:value="0.84287019278641961" table:style-name="ce47">
            <text:p>84,3%</text:p>
          </table:table-cell>
          <table:table-cell office:value-type="float" office:value="165705" table:style-name="ce46">
            <text:p>165.705</text:p>
          </table:table-cell>
          <table:table-cell office:value-type="percentage" office:value="0.92054753426255642" table:style-name="ce47">
            <text:p>92,1%</text:p>
          </table:table-cell>
          <table:table-cell office:value-type="float" office:value="2291788" table:style-name="ce46">
            <text:p>2.291.78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370983953127662" table:style-name="ce47">
            <text:p>93,4%</text:p>
          </table:table-cell>
          <table:table-cell office:value-type="percentage" office:value="0.84823890867596974" table:style-name="ce47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4" table:style-name="ce46">
            <text:p>23.174</text:p>
          </table:table-cell>
          <table:table-cell office:value-type="percentage" office:value="1" table:style-name="ce47">
            <text:p>100,0%</text:p>
          </table:table-cell>
          <table:table-cell office:value-type="float" office:value="28571" table:style-name="ce46">
            <text:p>28.571</text:p>
          </table:table-cell>
          <table:table-cell office:value-type="percentage" office:value="1" table:style-name="ce47">
            <text:p>100,0%</text:p>
          </table:table-cell>
          <table:table-cell office:value-type="float" office:value="37514" table:style-name="ce46">
            <text:p>37.514</text:p>
          </table:table-cell>
          <table:table-cell office:value-type="percentage" office:value="0.99459144175194869" table:style-name="ce47">
            <text:p>99,5%</text:p>
          </table:table-cell>
          <table:table-cell office:value-type="float" office:value="44807" table:style-name="ce46">
            <text:p>44.807</text:p>
          </table:table-cell>
          <table:table-cell office:value-type="percentage" office:value="0.94005958375293719" table:style-name="ce47">
            <text:p>94,0%</text:p>
          </table:table-cell>
          <table:table-cell office:value-type="float" office:value="46858" table:style-name="ce46">
            <text:p>46.858</text:p>
          </table:table-cell>
          <table:table-cell office:value-type="percentage" office:value="0.88499820575292276" table:style-name="ce47">
            <text:p>88,5%</text:p>
          </table:table-cell>
          <table:table-cell office:value-type="float" office:value="30467" table:style-name="ce46">
            <text:p>30.467</text:p>
          </table:table-cell>
          <table:table-cell office:value-type="percentage" office:value="0.77486711259187668" table:style-name="ce47">
            <text:p>77,5%</text:p>
          </table:table-cell>
          <table:table-cell office:value-type="float" office:value="23321" table:style-name="ce46">
            <text:p>23.321</text:p>
          </table:table-cell>
          <table:table-cell office:value-type="percentage" office:value="0.76567732615404815" table:style-name="ce47">
            <text:p>76,6%</text:p>
          </table:table-cell>
          <table:table-cell office:value-type="float" office:value="21257" table:style-name="ce46">
            <text:p>21.257</text:p>
          </table:table-cell>
          <table:table-cell office:value-type="percentage" office:value="0.83256305812313958" table:style-name="ce47">
            <text:p>83,3%</text:p>
          </table:table-cell>
          <table:table-cell office:value-type="float" office:value="255969" table:style-name="ce46">
            <text:p>255.969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13945135049477" table:style-name="ce47">
            <text:p>90,1%</text:p>
          </table:table-cell>
          <table:table-cell office:value-type="percentage" office:value="0.80011815675462783" table:style-name="ce47">
            <text:p>80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260" table:style-name="ce46">
            <text:p>371.260</text:p>
          </table:table-cell>
          <table:table-cell office:value-type="percentage" office:value="1" table:style-name="ce47">
            <text:p>100,0%</text:p>
          </table:table-cell>
          <table:table-cell office:value-type="float" office:value="509281" table:style-name="ce46">
            <text:p>509.281</text:p>
          </table:table-cell>
          <table:table-cell office:value-type="percentage" office:value="0.96806575413291873" table:style-name="ce47">
            <text:p>96,8%</text:p>
          </table:table-cell>
          <table:table-cell office:value-type="float" office:value="677563" table:style-name="ce46">
            <text:p>677.563</text:p>
          </table:table-cell>
          <table:table-cell office:value-type="percentage" office:value="0.96337386947391168" table:style-name="ce47">
            <text:p>96,3%</text:p>
          </table:table-cell>
          <table:table-cell office:value-type="float" office:value="934838" table:style-name="ce46">
            <text:p>934.838</text:p>
          </table:table-cell>
          <table:table-cell office:value-type="percentage" office:value="0.96099335617501536" table:style-name="ce47">
            <text:p>96,1%</text:p>
          </table:table-cell>
          <table:table-cell office:value-type="float" office:value="1015477" table:style-name="ce46">
            <text:p>1.015.477</text:p>
          </table:table-cell>
          <table:table-cell office:value-type="percentage" office:value="0.87092817917426768" table:style-name="ce47">
            <text:p>87,1%</text:p>
          </table:table-cell>
          <table:table-cell office:value-type="float" office:value="726371" table:style-name="ce46">
            <text:p>726.371</text:p>
          </table:table-cell>
          <table:table-cell office:value-type="percentage" office:value="0.76489090602754728" table:style-name="ce47">
            <text:p>76,5%</text:p>
          </table:table-cell>
          <table:table-cell office:value-type="float" office:value="577892" table:style-name="ce46">
            <text:p>577.892</text:p>
          </table:table-cell>
          <table:table-cell office:value-type="percentage" office:value="0.77833193036802584" table:style-name="ce47">
            <text:p>77,8%</text:p>
          </table:table-cell>
          <table:table-cell office:value-type="float" office:value="443164" table:style-name="ce46">
            <text:p>443.164</text:p>
          </table:table-cell>
          <table:table-cell office:value-type="percentage" office:value="0.80059688334399193" table:style-name="ce47">
            <text:p>80,1%</text:p>
          </table:table-cell>
          <table:table-cell office:value-type="float" office:value="5255846" table:style-name="ce46">
            <text:p>5.255.84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7920732520265765" table:style-name="ce47">
            <text:p>87,9%</text:p>
          </table:table-cell>
          <table:table-cell office:value-type="percentage" office:value="0.77521133092464067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38" table:style-name="ce46">
            <text:p>73.238</text:p>
          </table:table-cell>
          <table:table-cell office:value-type="percentage" office:value="1" table:style-name="ce47">
            <text:p>100,0%</text:p>
          </table:table-cell>
          <table:table-cell office:value-type="float" office:value="102534" table:style-name="ce46">
            <text:p>102.534</text:p>
          </table:table-cell>
          <table:table-cell office:value-type="percentage" office:value="0.9964528323890417" table:style-name="ce47">
            <text:p>99,6%</text:p>
          </table:table-cell>
          <table:table-cell office:value-type="float" office:value="145848" table:style-name="ce46">
            <text:p>145.848</text:p>
          </table:table-cell>
          <table:table-cell office:value-type="percentage" office:value="0.99277784206549635" table:style-name="ce47">
            <text:p>99,3%</text:p>
          </table:table-cell>
          <table:table-cell office:value-type="float" office:value="205046" table:style-name="ce46">
            <text:p>205.046</text:p>
          </table:table-cell>
          <table:table-cell office:value-type="percentage" office:value="0.96150166935514125" table:style-name="ce47">
            <text:p>96,2%</text:p>
          </table:table-cell>
          <table:table-cell office:value-type="float" office:value="227056" table:style-name="ce46">
            <text:p>227.056</text:p>
          </table:table-cell>
          <table:table-cell office:value-type="percentage" office:value="0.89336905928225463" table:style-name="ce47">
            <text:p>89,3%</text:p>
          </table:table-cell>
          <table:table-cell office:value-type="float" office:value="161854" table:style-name="ce46">
            <text:p>161.854</text:p>
          </table:table-cell>
          <table:table-cell office:value-type="percentage" office:value="0.77440993669947322" table:style-name="ce47">
            <text:p>77,4%</text:p>
          </table:table-cell>
          <table:table-cell office:value-type="float" office:value="134535" table:style-name="ce46">
            <text:p>134.535</text:p>
          </table:table-cell>
          <table:table-cell office:value-type="percentage" office:value="0.78105406158562074" table:style-name="ce47">
            <text:p>78,1%</text:p>
          </table:table-cell>
          <table:table-cell office:value-type="float" office:value="115530" table:style-name="ce46">
            <text:p>115.530</text:p>
          </table:table-cell>
          <table:table-cell office:value-type="percentage" office:value="0.81419933189564042" table:style-name="ce47">
            <text:p>81,4%</text:p>
          </table:table-cell>
          <table:table-cell office:value-type="float" office:value="1165641" table:style-name="ce46">
            <text:p>1.165.64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8970924414774943" table:style-name="ce47">
            <text:p>89,0%</text:p>
          </table:table-cell>
          <table:table-cell office:value-type="percentage" office:value="0.7713086707634933" table:style-name="ce47">
            <text:p>77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27" table:style-name="ce46">
            <text:p>42.127</text:p>
          </table:table-cell>
          <table:table-cell office:value-type="percentage" office:value="1" table:style-name="ce47">
            <text:p>100,0%</text:p>
          </table:table-cell>
          <table:table-cell office:value-type="float" office:value="55762" table:style-name="ce46">
            <text:p>55.762</text:p>
          </table:table-cell>
          <table:table-cell office:value-type="percentage" office:value="0.9994622885001434" table:style-name="ce47">
            <text:p>99,9%</text:p>
          </table:table-cell>
          <table:table-cell office:value-type="float" office:value="71747" table:style-name="ce46">
            <text:p>71.747</text:p>
          </table:table-cell>
          <table:table-cell office:value-type="percentage" office:value="0.97160229673365472" table:style-name="ce47">
            <text:p>97,2%</text:p>
          </table:table-cell>
          <table:table-cell office:value-type="float" office:value="91349" table:style-name="ce46">
            <text:p>91.349</text:p>
          </table:table-cell>
          <table:table-cell office:value-type="percentage" office:value="0.94472252673382007" table:style-name="ce47">
            <text:p>94,5%</text:p>
          </table:table-cell>
          <table:table-cell office:value-type="float" office:value="94585" table:style-name="ce46">
            <text:p>94.585</text:p>
          </table:table-cell>
          <table:table-cell office:value-type="percentage" office:value="0.8757708190589063" table:style-name="ce47">
            <text:p>87,6%</text:p>
          </table:table-cell>
          <table:table-cell office:value-type="float" office:value="63087" table:style-name="ce46">
            <text:p>63.087</text:p>
          </table:table-cell>
          <table:table-cell office:value-type="percentage" office:value="0.77558672748060631" table:style-name="ce47">
            <text:p>77,6%</text:p>
          </table:table-cell>
          <table:table-cell office:value-type="float" office:value="55646" table:style-name="ce46">
            <text:p>55.646</text:p>
          </table:table-cell>
          <table:table-cell office:value-type="percentage" office:value="0.81679803895665448" table:style-name="ce47">
            <text:p>81,7%</text:p>
          </table:table-cell>
          <table:table-cell office:value-type="float" office:value="48378" table:style-name="ce46">
            <text:p>48.378</text:p>
          </table:table-cell>
          <table:table-cell office:value-type="percentage" office:value="0.85794849968078313" table:style-name="ce47">
            <text:p>85,8%</text:p>
          </table:table-cell>
          <table:table-cell office:value-type="float" office:value="522681" table:style-name="ce46">
            <text:p>522.681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89907526223265" table:style-name="ce47">
            <text:p>89,9%</text:p>
          </table:table-cell>
          <table:table-cell office:value-type="percentage" office:value="0.79050721645742494" table:style-name="ce47">
            <text:p>79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68" table:style-name="ce46">
            <text:p>161.968</text:p>
          </table:table-cell>
          <table:table-cell office:value-type="percentage" office:value="1.0254384298828743" table:style-name="ce47">
            <text:p>102,5%</text:p>
          </table:table-cell>
          <table:table-cell office:value-type="float" office:value="212248" table:style-name="ce46">
            <text:p>212.248</text:p>
          </table:table-cell>
          <table:table-cell office:value-type="percentage" office:value="0.99609068851751215" table:style-name="ce47">
            <text:p>99,6%</text:p>
          </table:table-cell>
          <table:table-cell office:value-type="float" office:value="273491" table:style-name="ce46">
            <text:p>273.491</text:p>
          </table:table-cell>
          <table:table-cell office:value-type="percentage" office:value="0.97633862751187883" table:style-name="ce47">
            <text:p>97,6%</text:p>
          </table:table-cell>
          <table:table-cell office:value-type="float" office:value="320863" table:style-name="ce46">
            <text:p>320.863</text:p>
          </table:table-cell>
          <table:table-cell office:value-type="percentage" office:value="0.94377854972542263" table:style-name="ce47">
            <text:p>94,4%</text:p>
          </table:table-cell>
          <table:table-cell office:value-type="float" office:value="316436" table:style-name="ce46">
            <text:p>316.436</text:p>
          </table:table-cell>
          <table:table-cell office:value-type="percentage" office:value="0.87381155542300759" table:style-name="ce47">
            <text:p>87,4%</text:p>
          </table:table-cell>
          <table:table-cell office:value-type="float" office:value="198232" table:style-name="ce46">
            <text:p>198.232</text:p>
          </table:table-cell>
          <table:table-cell office:value-type="percentage" office:value="0.76084178043547512" table:style-name="ce47">
            <text:p>76,1%</text:p>
          </table:table-cell>
          <table:table-cell office:value-type="float" office:value="159688" table:style-name="ce46">
            <text:p>159.688</text:p>
          </table:table-cell>
          <table:table-cell office:value-type="percentage" office:value="0.79236257901892482" table:style-name="ce47">
            <text:p>79,2%</text:p>
          </table:table-cell>
          <table:table-cell office:value-type="float" office:value="143756" table:style-name="ce46">
            <text:p>143.756</text:p>
          </table:table-cell>
          <table:table-cell office:value-type="percentage" office:value="0.85261497218367077" table:style-name="ce47">
            <text:p>85,3%</text:p>
          </table:table-cell>
          <table:table-cell office:value-type="float" office:value="1786682" table:style-name="ce46">
            <text:p>1.786.682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057123616958756" table:style-name="ce47">
            <text:p>90,1%</text:p>
          </table:table-cell>
          <table:table-cell office:value-type="percentage" office:value="0.80462903917308859" table:style-name="ce47">
            <text:p>80,5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83" table:style-name="ce46">
            <text:p>2.383</text:p>
          </table:table-cell>
          <table:table-cell office:value-type="percentage" office:value="0.91477927063339737" table:style-name="ce47">
            <text:p>91,5%</text:p>
          </table:table-cell>
          <table:table-cell office:value-type="float" office:value="3862" table:style-name="ce46">
            <text:p>3.862</text:p>
          </table:table-cell>
          <table:table-cell office:value-type="percentage" office:value="0.89439555349698929" table:style-name="ce47">
            <text:p>89,4%</text:p>
          </table:table-cell>
          <table:table-cell office:value-type="float" office:value="7544" table:style-name="ce46">
            <text:p>7.544</text:p>
          </table:table-cell>
          <table:table-cell office:value-type="percentage" office:value="0.96016291205294646" table:style-name="ce47">
            <text:p>96,0%</text:p>
          </table:table-cell>
          <table:table-cell office:value-type="float" office:value="10466" table:style-name="ce46">
            <text:p>10.466</text:p>
          </table:table-cell>
          <table:table-cell office:value-type="percentage" office:value="0.90567670474212525" table:style-name="ce47">
            <text:p>90,6%</text:p>
          </table:table-cell>
          <table:table-cell office:value-type="float" office:value="10931" table:style-name="ce46">
            <text:p>10.931</text:p>
          </table:table-cell>
          <table:table-cell office:value-type="percentage" office:value="0.8646574909033381" table:style-name="ce47">
            <text:p>86,5%</text:p>
          </table:table-cell>
          <table:table-cell office:value-type="float" office:value="8878" table:style-name="ce46">
            <text:p>8.878</text:p>
          </table:table-cell>
          <table:table-cell office:value-type="percentage" office:value="0.74642676979989908" table:style-name="ce47">
            <text:p>74,6%</text:p>
          </table:table-cell>
          <table:table-cell office:value-type="float" office:value="8521" table:style-name="ce46">
            <text:p>8.521</text:p>
          </table:table-cell>
          <table:table-cell office:value-type="percentage" office:value="0.77696726543266159" table:style-name="ce47">
            <text:p>77,7%</text:p>
          </table:table-cell>
          <table:table-cell office:value-type="float" office:value="7815" table:style-name="ce46">
            <text:p>7.815</text:p>
          </table:table-cell>
          <table:table-cell office:value-type="percentage" office:value="0.85634451019066404" table:style-name="ce47">
            <text:p>85,6%</text:p>
          </table:table-cell>
          <table:table-cell office:value-type="float" office:value="60400" table:style-name="ce46">
            <text:p>60.400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112379341929123" table:style-name="ce47">
            <text:p>85,1%</text:p>
          </table:table-cell>
          <table:table-cell office:value-type="percentage" office:value="0.71732262891617782" table:style-name="ce47">
            <text:p>71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0" table:style-name="ce46">
            <text:p>1.970</text:p>
          </table:table-cell>
          <table:table-cell office:value-type="percentage" office:value="0.83865474670072371" table:style-name="ce47">
            <text:p>83,9%</text:p>
          </table:table-cell>
          <table:table-cell office:value-type="float" office:value="3255" table:style-name="ce46">
            <text:p>3.255</text:p>
          </table:table-cell>
          <table:table-cell office:value-type="percentage" office:value="0.86846318036286019" table:style-name="ce47">
            <text:p>86,8%</text:p>
          </table:table-cell>
          <table:table-cell office:value-type="float" office:value="7036" table:style-name="ce46">
            <text:p>7.036</text:p>
          </table:table-cell>
          <table:table-cell office:value-type="percentage" office:value="0.89893956816149223" table:style-name="ce47">
            <text:p>89,9%</text:p>
          </table:table-cell>
          <table:table-cell office:value-type="float" office:value="9516" table:style-name="ce46">
            <text:p>9.516</text:p>
          </table:table-cell>
          <table:table-cell office:value-type="percentage" office:value="0.84219842463934858" table:style-name="ce47">
            <text:p>84,2%</text:p>
          </table:table-cell>
          <table:table-cell office:value-type="float" office:value="9870" table:style-name="ce46">
            <text:p>9.870</text:p>
          </table:table-cell>
          <table:table-cell office:value-type="percentage" office:value="0.82236293951008166" table:style-name="ce47">
            <text:p>82,2%</text:p>
          </table:table-cell>
          <table:table-cell office:value-type="float" office:value="8321" table:style-name="ce46">
            <text:p>8.321</text:p>
          </table:table-cell>
          <table:table-cell office:value-type="percentage" office:value="0.68581554438308745" table:style-name="ce47">
            <text:p>68,6%</text:p>
          </table:table-cell>
          <table:table-cell office:value-type="float" office:value="8132" table:style-name="ce46">
            <text:p>8.132</text:p>
          </table:table-cell>
          <table:table-cell office:value-type="percentage" office:value="0.67794914547728224" table:style-name="ce47">
            <text:p>67,8%</text:p>
          </table:table-cell>
          <table:table-cell office:value-type="float" office:value="7375" table:style-name="ce46">
            <text:p>7.375</text:p>
          </table:table-cell>
          <table:table-cell office:value-type="percentage" office:value="0.7703154376436181" table:style-name="ce47">
            <text:p>77,0%</text:p>
          </table:table-cell>
          <table:table-cell office:value-type="float" office:value="55475" table:style-name="ce46">
            <text:p>55.475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214220254627997" table:style-name="ce47">
            <text:p>78,2%</text:p>
          </table:table-cell>
          <table:table-cell office:value-type="percentage" office:value="0.63708714226652574" table:style-name="ce47">
            <text:p>63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27" table:style-name="ce46">
            <text:p>3.527</text:p>
          </table:table-cell>
          <table:table-cell office:value-type="string" table:style-name="ce47">
            <text:p>-</text:p>
          </table:table-cell>
          <table:table-cell office:value-type="float" office:value="9169" table:style-name="ce46">
            <text:p>9.169</text:p>
          </table:table-cell>
          <table:table-cell office:value-type="string" table:style-name="ce47">
            <text:p>-</text:p>
          </table:table-cell>
          <table:table-cell office:value-type="float" office:value="21297" table:style-name="ce46">
            <text:p>21.297</text:p>
          </table:table-cell>
          <table:table-cell office:value-type="string" table:style-name="ce47">
            <text:p>-</text:p>
          </table:table-cell>
          <table:table-cell office:value-type="float" office:value="30845" table:style-name="ce46">
            <text:p>30.845</text:p>
          </table:table-cell>
          <table:table-cell office:value-type="string" table:style-name="ce47">
            <text:p>-</text:p>
          </table:table-cell>
          <table:table-cell office:value-type="float" office:value="22909" table:style-name="ce46">
            <text:p>22.909</text:p>
          </table:table-cell>
          <table:table-cell office:value-type="string" table:style-name="ce47">
            <text:p>-</text:p>
          </table:table-cell>
          <table:table-cell office:value-type="float" office:value="1165" table:style-name="ce46">
            <text:p>1.165</text:p>
          </table:table-cell>
          <table:table-cell office:value-type="string" table:style-name="ce47">
            <text:p>-</text:p>
          </table:table-cell>
          <table:table-cell office:value-type="float" office:value="88954" table:style-name="ce46">
            <text:p>88.954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0" table:style-name="ce49">
            <text:p>230</text:p>
          </table:table-cell>
          <table:table-cell office:value-type="string" table:style-name="ce50">
            <text:p>-</text:p>
          </table:table-cell>
          <table:table-cell office:value-type="float" office:value="703" table:style-name="ce49">
            <text:p>703</text:p>
          </table:table-cell>
          <table:table-cell office:value-type="string" table:style-name="ce50">
            <text:p>-</text:p>
          </table:table-cell>
          <table:table-cell office:value-type="float" office:value="1349" table:style-name="ce49">
            <text:p>1.349</text:p>
          </table:table-cell>
          <table:table-cell office:value-type="string" table:style-name="ce50">
            <text:p>-</text:p>
          </table:table-cell>
          <table:table-cell office:value-type="float" office:value="1587" table:style-name="ce49">
            <text:p>1.587</text:p>
          </table:table-cell>
          <table:table-cell office:value-type="string" table:style-name="ce50">
            <text:p>-</text:p>
          </table:table-cell>
          <table:table-cell office:value-type="float" office:value="1309" table:style-name="ce49">
            <text:p>1.309</text:p>
          </table:table-cell>
          <table:table-cell office:value-type="string" table:style-name="ce50">
            <text:p>-</text:p>
          </table:table-cell>
          <table:table-cell office:value-type="float" office:value="161" table:style-name="ce49">
            <text:p>161</text:p>
          </table:table-cell>
          <table:table-cell office:value-type="string" table:style-name="ce50">
            <text:p>-</text:p>
          </table:table-cell>
          <table:table-cell office:value-type="float" office:value="5407" table:style-name="ce49">
            <text:p>5.407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6793" table:style-name="ce53">
            <text:p>2.906.793</text:p>
          </table:table-cell>
          <table:table-cell office:value-type="percentage" office:value="1" table:style-name="ce54">
            <text:p>100,0%</text:p>
          </table:table-cell>
          <table:table-cell office:value-type="float" office:value="3921714" table:style-name="ce53">
            <text:p>3.921.714</text:p>
          </table:table-cell>
          <table:table-cell office:value-type="percentage" office:value="0.99032056453903938" table:style-name="ce54">
            <text:p>99,0%</text:p>
          </table:table-cell>
          <table:table-cell office:value-type="float" office:value="5220321" table:style-name="ce53">
            <text:p>5.220.321</text:p>
          </table:table-cell>
          <table:table-cell office:value-type="percentage" office:value="0.97814028367321926" table:style-name="ce54">
            <text:p>97,8%</text:p>
          </table:table-cell>
          <table:table-cell office:value-type="float" office:value="6625042" table:style-name="ce53">
            <text:p>6.625.042</text:p>
          </table:table-cell>
          <table:table-cell office:value-type="percentage" office:value="0.94195276019556096" table:style-name="ce54">
            <text:p>94,2%</text:p>
          </table:table-cell>
          <table:table-cell office:value-type="float" office:value="6887803" table:style-name="ce53">
            <text:p>6.887.803</text:p>
          </table:table-cell>
          <table:table-cell office:value-type="percentage" office:value="0.87278668815243088" table:style-name="ce54">
            <text:p>87,3%</text:p>
          </table:table-cell>
          <table:table-cell office:value-type="float" office:value="4784148" table:style-name="ce53">
            <text:p>4.784.148</text:p>
          </table:table-cell>
          <table:table-cell office:value-type="percentage" office:value="0.7678713559941468" table:style-name="ce54">
            <text:p>76,8%</text:p>
          </table:table-cell>
          <table:table-cell office:value-type="float" office:value="3861262" table:style-name="ce53">
            <text:p>3.861.262</text:p>
          </table:table-cell>
          <table:table-cell office:value-type="percentage" office:value="0.78089850828371732" table:style-name="ce54">
            <text:p>78,1%</text:p>
          </table:table-cell>
          <table:table-cell office:value-type="float" office:value="3241660" table:style-name="ce53">
            <text:p>3.241.660</text:p>
          </table:table-cell>
          <table:table-cell office:value-type="percentage" office:value="0.83361320507749914" table:style-name="ce54">
            <text:p>83,4%</text:p>
          </table:table-cell>
          <table:table-cell office:value-type="float" office:value="37448743" table:style-name="ce53">
            <text:p>37.448.743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8910011430008962" table:style-name="ce54">
            <text:p>88,9%</text:p>
          </table:table-cell>
          <table:table-cell office:value-type="percentage" office:value="0.78921213016557468" table:style-name="ce54">
            <text:p>78,9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12T12:59:42Z</dc:date>
  </office:meta>
</office:document-meta>
</file>